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Menlo Regular" svg:font-family="&quot;Menlo Regular&quot;"/>
    <style:font-face style:name="Menlo Italic" svg:font-family="&quot;Menlo Italic&quot;"/>
    <style:font-face style:name="Arial Narrow" svg:font-family="&quot;Arial Narrow&quot;"/>
    <style:font-face style:name="Menlo Bold" svg:font-family="&quot;Menlo Bold&quot;"/>
    <style:font-face style:name="Menlo Bold Italic" svg:font-family="&quot;Menlo Bold Italic&quot;"/>
    <style:font-face style:name="Menlo" svg:font-family="Menlo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Menlo Regular" style:font-name-asian="Menlo Regular" style:font-name-complex="Menlo Regular" fo:font-size="9pt" style:font-size-asian="9pt" style:font-size-complex="9pt"/>
    </style:style>
    <style:style style:name="ce3" style:family="table-cell" style:parent-style-name="Default" style:data-style-name="N0">
      <style:text-properties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4" style:family="table-cell" style:parent-style-name="Default" style:data-style-name="N0">
      <style:text-properties style:font-name="Menlo Regular" style:font-name-asian="Menlo Regular" style:font-name-complex="Menlo Regular" fo:font-size="9pt" style:font-size-asian="9pt" style:font-size-complex="9pt"/>
    </style:style>
    <style:style style:name="ce5" style:family="table-cell" style:parent-style-name="Default" style:data-style-name="N0">
      <style:text-properties fo:color="#4472C4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6" style:family="table-cell" style:parent-style-name="Default" style:data-style-name="N0">
      <style:text-properties fo:color="#4472C4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7" style:family="table-cell" style:parent-style-name="Default" style:data-style-name="N0">
      <style:text-properties fo:color="#4472C4" style:font-name="Menlo Italic" style:font-name-asian="Menlo Italic" style:font-name-complex="Menlo Italic" fo:font-size="9pt" style:font-size-asian="9pt" style:font-size-complex="9pt" fo:font-style="italic" style:font-style-asian="italic" style:font-style-complex="italic"/>
    </style:style>
    <style:style style:name="ce8" style:family="table-cell" style:parent-style-name="Default" style:data-style-name="N0">
      <style:text-properties fo:color="#FF0000" style:font-name="Menlo Regular" style:font-name-asian="Menlo Regular" style:font-name-complex="Menlo Regular" fo:font-size="9pt" style:font-size-asian="9pt" style:font-size-complex="9pt"/>
    </style:style>
    <style:style style:name="ce9" style:family="table-cell" style:parent-style-name="Default" style:data-style-name="N0"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10" style:family="table-cell" style:parent-style-name="Default" style:data-style-name="N0"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11" style:family="table-cell" style:parent-style-name="Default" style:data-style-name="N0">
      <style:text-properties fo:color="#0070C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12" style:family="table-cell" style:parent-style-name="Default" style:data-style-name="N0">
      <style:text-properties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13" style:family="table-cell" style:parent-style-name="Default" style:data-style-name="N0">
      <style:text-properties fo:color="#0070C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14" style:family="table-cell" style:parent-style-name="Default" style:data-style-name="N0">
      <style:table-cell-properties fo:border-top="none" fo:border-bottom="thin solid #7030A0" fo:border-left="none" fo:border-right="none"/>
      <style:text-properties style:font-name="Menlo Regular" style:font-name-asian="Menlo Regular" style:font-name-complex="Menlo Regular" fo:font-size="9pt" style:font-size-asian="9pt" style:font-size-complex="9pt"/>
    </style:style>
    <style:style style:name="ce15" style:family="table-cell" style:parent-style-name="Default" style:data-style-name="N0">
      <style:text-properties style:font-name="Arial Narrow" style:font-name-asian="Arial Narrow" style:font-name-complex="Arial Narrow" fo:font-size="9pt" style:font-size-asian="9pt" style:font-size-complex="9pt"/>
    </style:style>
    <style:style style:name="ce16" style:family="table-cell" style:parent-style-name="Default" style:data-style-name="N0">
      <style:table-cell-properties fo:border-top="none" fo:border-bottom="thin solid #7030A0" fo:border-left="none" fo:border-right="none"/>
      <style:text-properties style:font-name="Arial Narrow" style:font-name-asian="Arial Narrow" style:font-name-complex="Arial Narrow" fo:font-size="9pt" style:font-size-asian="9pt" style:font-size-complex="9pt"/>
    </style:style>
    <style:style style:name="ce17" style:family="table-cell" style:parent-style-name="Default" style:data-style-name="N0">
      <style:text-properties fo:color="#000000" style:font-name="Arial Narrow" style:font-name-asian="Arial Narrow" style:font-name-complex="Arial Narrow" fo:font-size="9pt" style:font-size-asian="9pt" style:font-size-complex="9pt"/>
    </style:style>
    <style:style style:name="ce18" style:family="table-cell" style:parent-style-name="Default" style:data-style-name="N0">
      <style:text-properties fo:font-size="24pt" style:font-size-asian="24pt" style:font-size-complex="24pt" fo:font-weight="bold" style:font-weight-asian="bold" style:font-weight-complex="bold"/>
    </style:style>
    <style:style style:name="ce19" style:family="table-cell" style:parent-style-name="Default" style:data-style-name="N0">
      <style:text-properties fo:color="#BF8F0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20" style:family="table-cell" style:parent-style-name="Default" style:data-style-name="N0">
      <style:text-properties fo:color="#00B05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21" style:family="table-cell" style:parent-style-name="Default" style:data-style-name="N0">
      <style:text-properties fo:color="#FFC000" style:font-name="Menlo Regular" style:font-name-asian="Menlo Regular" style:font-name-complex="Menlo Regular" fo:font-size="9pt" style:font-size-asian="9pt" style:font-size-complex="9pt" fo:font-style="italic" style:font-style-asian="italic" style:font-style-complex="italic"/>
    </style:style>
    <style:style style:name="ce22" style:family="table-cell" style:parent-style-name="Default" style:data-style-name="N0">
      <style:table-cell-properties fo:border-top="none" fo:border-bottom="thin solid #7030A0" fo:border-left="none" fo:border-right="none"/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23" style:family="table-cell" style:parent-style-name="Default" style:data-style-name="N0"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24" style:family="table-cell" style:parent-style-name="Default" style:data-style-name="N0">
      <style:table-cell-properties fo:border-top="none" fo:border-bottom="thin solid #7030A0" fo:border-left="none" fo:border-right="none"/>
      <style:text-properties style:font-name="Menlo Regular" style:font-name-asian="Menlo Regular" style:font-name-complex="Menlo Regular" fo:font-size="9pt" style:font-size-asian="9pt" style:font-size-complex="9pt"/>
    </style:style>
    <style:style style:name="ce25" style:family="table-cell" style:parent-style-name="Default" style:data-style-name="N0">
      <style:table-cell-properties fo:border-top="none" fo:border-bottom="thin solid #7030A0" fo:border-left="none" fo:border-right="none"/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26" style:family="table-cell" style:parent-style-name="Default" style:data-style-name="N0">
      <style:text-properties style:font-name="Menlo Regular" style:font-name-asian="Menlo Regular" style:font-name-complex="Menlo Regular" fo:font-size="9pt" style:font-size-asian="9pt" style:font-size-complex="9pt"/>
    </style:style>
    <style:style style:name="ce27" style:family="table-cell" style:parent-style-name="Default" style:data-style-name="N0"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28" style:family="table-cell" style:parent-style-name="Default" style:data-style-name="N0"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29" style:family="table-cell" style:parent-style-name="Default" style:data-style-name="N0">
      <style:table-cell-properties fo:border-top="2pt solid #000000" fo:border-bottom="none" fo:border-left="none" fo:border-right="none"/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30" style:family="table-cell" style:parent-style-name="Default" style:data-style-name="N0">
      <style:text-properties fo:color="#0070C0" style:font-name="Menlo Italic" style:font-name-asian="Menlo Italic" style:font-name-complex="Menlo Italic" fo:font-size="9pt" style:font-size-asian="9pt" style:font-size-complex="9pt"/>
    </style:style>
    <style:style style:name="ce31" style:family="table-cell" style:parent-style-name="Default" style:data-style-name="N0">
      <style:text-properties fo:color="#000000" style:font-name="Arial Narrow" style:font-name-asian="Arial Narrow" style:font-name-complex="Arial Narrow" fo:font-size="9pt" style:font-size-asian="9pt" style:font-size-complex="9pt"/>
    </style:style>
    <style:style style:name="ce32" style:family="table-cell" style:parent-style-name="Default" style:data-style-name="N0">
      <style:text-properties style:font-name="Arial Narrow" style:font-name-asian="Arial Narrow" style:font-name-complex="Arial Narrow" fo:font-size="9pt" style:font-size-asian="9pt" style:font-size-complex="9pt"/>
    </style:style>
    <style:style style:name="ce33" style:family="table-cell" style:parent-style-name="Default" style:data-style-name="N0">
      <style:text-properties fo:color="#303030" style:font-name="Menlo Regular" style:font-name-asian="Menlo Regular" style:font-name-complex="Menlo Regular" fo:font-size="9pt" style:font-size-asian="9pt" style:font-size-complex="9pt"/>
    </style:style>
    <style:style style:name="ce34" style:family="table-cell" style:parent-style-name="Default" style:data-style-name="N0">
      <style:table-cell-properties fo:border-top="none" fo:border-bottom="thin solid #7030A0" fo:border-left="none" fo:border-right="none"/>
      <style:text-properties fo:color="#000000" fo:font-size="10pt" style:font-size-asian="10pt" style:font-size-complex="10pt" fo:font-weight="bold" style:font-weight-asian="bold" style:font-weight-complex="bold"/>
    </style:style>
    <style:style style:name="ce35" style:family="table-cell" style:parent-style-name="Default" style:data-style-name="N0">
      <style:text-properties fo:color="#000000" style:font-name="Menlo" style:font-name-asian="Menlo" style:font-name-complex="Menlo" fo:font-size="9pt" style:font-size-asian="9pt" style:font-size-complex="9pt"/>
    </style:style>
    <style:style style:name="ce36" style:family="table-cell" style:parent-style-name="Default" style:data-style-name="N0">
      <style:table-cell-properties fo:border-top="none" fo:border-bottom="2pt solid #000000" fo:border-left="none" fo:border-right="none"/>
      <style:text-properties fo:color="#000000" fo:font-size="14pt" style:font-size-asian="14pt" style:font-size-complex="14pt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none" fo:border-bottom="2pt solid #000000" fo:border-left="none" fo:border-right="none"/>
      <style:text-properties style:font-name="Menlo Regular" style:font-name-asian="Menlo Regular" style:font-name-complex="Menlo Regular" fo:font-size="9pt" style:font-size-asian="9pt" style:font-size-complex="9pt"/>
    </style:style>
    <style:style style:name="ce38" style:family="table-cell" style:parent-style-name="Default" style:data-style-name="N0">
      <style:table-cell-properties fo:border-top="none" fo:border-bottom="2pt solid #000000" fo:border-left="none" fo:border-right="none"/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39" style:family="table-cell" style:parent-style-name="Default" style:data-style-name="N0">
      <style:table-cell-properties style:vertical-align="automatic" fo:wrap-option="wrap"/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40" style:family="table-cell" style:parent-style-name="Default" style:data-style-name="N0">
      <style:text-properties fo:color="#000000" fo:font-size="10pt" style:font-size-asian="10pt" style:font-size-complex="10pt" fo:font-weight="bold" style:font-weight-asian="bold" style:font-weight-complex="bold"/>
    </style:style>
    <style:style style:name="ce41" style:family="table-cell" style:parent-style-name="Link" style:data-style-name="N0">
      <style:table-cell-properties style:vertical-align="automatic" fo:wrap-option="wrap" fo:background-color="transparent" style:cell-protect="protected"/>
      <style:text-properties fo:color="#0563C1" style:font-name="Menlo Italic" style:font-name-asian="Menlo Italic" style:font-name-complex="Menlo Italic" fo:font-size="9pt" style:font-size-asian="9pt" style:font-size-complex="9pt"/>
    </style:style>
    <style:style style:name="ce42" style:family="table-cell" style:parent-style-name="Default" style:data-style-name="N0">
      <style:table-cell-properties style:vertical-align="middle"/>
      <style:text-properties style:font-name="Arial Narrow" style:font-name-asian="Arial Narrow" style:font-name-complex="Arial Narrow" fo:font-size="9pt" style:font-size-asian="9pt" style:font-size-complex="9pt"/>
    </style:style>
    <style:style style:name="ce43" style:family="table-cell" style:parent-style-name="Default" style:data-style-name="N0">
      <style:table-cell-properties fo:border-top="none" fo:border-bottom="2pt solid #000000" fo:border-left="none" fo:border-right="none"/>
      <style:text-properties style:font-name="Arial Narrow" style:font-name-asian="Arial Narrow" style:font-name-complex="Arial Narrow" fo:font-size="9pt" style:font-size-asian="9pt" style:font-size-complex="9pt"/>
    </style:style>
    <style:style style:name="ce44" style:family="table-cell" style:parent-style-name="Default" style:data-style-name="N0">
      <style:table-cell-properties fo:border-top="2pt solid #000000" fo:border-bottom="thin solid #7030A0" fo:border-left="none" fo:border-right="none"/>
      <style:text-properties fo:color="#000000" fo:font-size="10pt" style:font-size-asian="10pt" style:font-size-complex="10pt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2pt solid #000000" fo:border-bottom="thin solid #7030A0" fo:border-left="none" fo:border-right="none"/>
      <style:text-properties style:font-name="Menlo Regular" style:font-name-asian="Menlo Regular" style:font-name-complex="Menlo Regular" fo:font-size="9pt" style:font-size-asian="9pt" style:font-size-complex="9pt"/>
    </style:style>
    <style:style style:name="ce46" style:family="table-cell" style:parent-style-name="Default" style:data-style-name="N0">
      <style:table-cell-properties fo:border-top="2pt solid #000000" fo:border-bottom="thin solid #7030A0" fo:border-left="none" fo:border-right="none"/>
      <style:text-properties fo:color="#7030A0" style:font-name="Menlo Bold" style:font-name-asian="Menlo Bold" style:font-name-complex="Menlo Bold" fo:font-size="9pt" style:font-size-asian="9pt" style:font-size-complex="9pt"/>
    </style:style>
    <style:style style:name="ce47" style:family="table-cell" style:parent-style-name="Default" style:data-style-name="N0">
      <style:table-cell-properties style:vertical-align="middle"/>
      <style:text-properties fo:color="#000000" style:font-name="Arial Narrow" style:font-name-asian="Arial Narrow" style:font-name-complex="Arial Narrow" fo:font-size="9pt" style:font-size-asian="9pt" style:font-size-complex="9pt"/>
    </style:style>
    <style:style style:name="ce48" style:family="table-cell" style:parent-style-name="Link" style:data-style-name="N0">
      <style:table-cell-properties style:vertical-align="automatic" fo:wrap-option="wrap" fo:background-color="transparent" style:cell-protect="protected"/>
      <style:text-properties fo:color="#0563C1" style:font-name="Menlo Italic" style:font-name-asian="Menlo Italic" style:font-name-complex="Menlo Italic" fo:font-size="9pt" style:font-size-asian="9pt" style:font-size-complex="9pt"/>
    </style:style>
    <style:style style:name="ce49" style:family="table-cell" style:parent-style-name="Default" style:data-style-name="N0">
      <style:table-cell-properties style:vertical-align="middle" fo:wrap-option="wrap"/>
      <style:text-properties style:font-name="Arial Narrow" style:font-name-asian="Arial Narrow" style:font-name-complex="Arial Narrow" fo:font-size="9pt" style:font-size-asian="9pt" style:font-size-complex="9pt"/>
    </style:style>
    <style:style style:name="ce50" style:family="table-cell" style:parent-style-name="Default" style:data-style-name="N0">
      <style:table-cell-properties style:vertical-align="middle" fo:wrap-option="wrap"/>
      <style:text-properties fo:color="#000000" style:font-name="Menlo Regular" style:font-name-asian="Menlo Regular" style:font-name-complex="Menlo Regular" fo:font-size="9pt" style:font-size-asian="9pt" style:font-size-complex="9pt"/>
    </style:style>
    <style:style style:name="ce51" style:family="table-cell" style:parent-style-name="Link" style:data-style-name="N0">
      <style:table-cell-properties style:vertical-align="automatic" fo:wrap-option="wrap" fo:background-color="transparent" style:cell-protect="protected"/>
      <style:text-properties fo:color="#0070C0" style:font-name="Menlo Italic" style:font-name-asian="Menlo Italic" style:font-name-complex="Menlo Italic" fo:font-size="9pt" style:font-size-asian="9pt" style:font-size-complex="9pt"/>
    </style:style>
    <style:style style:name="ce52" style:family="table-cell" style:parent-style-name="Link" style:data-style-name="N0">
      <style:table-cell-properties style:vertical-align="automatic" fo:wrap-option="wrap" fo:background-color="transparent" style:cell-protect="protected"/>
      <style:text-properties fo:color="#0070C0" style:font-name="Menlo Italic" style:font-name-asian="Menlo Italic" style:font-name-complex="Menlo Italic" fo:font-size="9pt" style:font-size-asian="9pt" style:font-size-complex="9pt"/>
    </style:style>
    <style:style style:name="ce53" style:family="table-cell" style:parent-style-name="Default" style:data-style-name="N0">
      <style:table-cell-properties fo:border-top="none" fo:border-bottom="2pt solid #000000" fo:border-left="none" fo:border-right="none" style:vertical-align="automatic"/>
      <style:text-properties fo:font-size="20pt" style:font-size-asian="20pt" style:font-size-complex="20pt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none" fo:border-bottom="2pt solid #000000" fo:border-left="none" fo:border-right="none" style:vertical-align="automatic"/>
    </style:style>
    <style:style style:name="ce55" style:family="table-cell" style:parent-style-name="Default" style:data-style-name="N0">
      <style:table-cell-properties fo:border-top="none" fo:border-bottom="2pt solid #000000" fo:border-left="none" fo:border-right="none"/>
      <style:text-properties fo:color="#000000" fo:font-size="14pt" style:font-size-asian="14pt" style:font-size-complex="14pt"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57" style:family="table-cell" style:parent-style-name="Default" style:data-style-name="N0">
      <style:table-cell-properties fo:border-top="none" fo:border-bottom="2pt solid #000000" fo:border-left="none" fo:border-right="none" style:vertical-align="automatic"/>
      <style:text-properties fo:color="#7030A0" fo:font-size="20pt" style:font-size-asian="20pt" style:font-size-complex="20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none" fo:border-bottom="2pt solid #000000" fo:border-left="none" fo:border-right="none" style:vertical-align="automatic"/>
      <style:text-properties fo:color="#7030A0"/>
    </style:style>
    <style:style style:name="T1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FF0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4472C4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B05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FFC0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000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0" style:family="text" style:parent-style-name="Default">
      <style:text-properties fo:color="#BF8F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11" style:family="text" style:parent-style-name="Default">
      <style:text-properties fo:color="#BF8F0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12" style:family="text" style:parent-style-name="Default">
      <style:text-properties fo:color="#0070C0" style:text-line-through-style="none" style:font-name="Menlo Regular" style:font-name-asian="Menlo Regular" style:font-name-complex="Menlo Regular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13" style:family="text" style:parent-style-name="Default">
      <style:text-properties fo:color="#FFC00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4" style:family="text" style:parent-style-name="Default">
      <style:text-properties fo:color="#000000" style:text-line-through-style="none" style:font-name="Arial Narrow" style:font-name-asian="Arial Narrow" style:font-name-complex="Arial Narrow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15" style:family="text" style:parent-style-name="Default">
      <style:text-properties fo:color="#000000" style:text-line-through-style="none" style:font-name="Arial Narrow" style:font-name-asian="Arial Narrow" style:font-name-complex="Arial Narrow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6" style:family="text" style:parent-style-name="Default">
      <style:text-properties fo:color="#000000" style:text-line-through-style="none" style:font-name="Arial Narrow" style:font-name-asian="Arial Narrow" style:font-name-complex="Arial Narrow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7" style:family="text" style:parent-style-name="Default">
      <style:text-properties fo:color="#0070C0" style:text-line-through-style="none" style:font-name="Arial Narrow" style:font-name-asian="Arial Narrow" style:font-name-complex="Arial Narrow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8" style:family="text" style:parent-style-name="Default">
      <style:text-properties fo:color="#000000" style:text-line-through-style="none" style:font-name="Arial Narrow" style:font-name-asian="Arial Narrow" style:font-name-complex="Arial Narrow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9" style:family="text" style:parent-style-name="Default">
      <style:text-properties fo:color="#4472C4" style:text-line-through-style="none" style:font-name="Arial Narrow" style:font-name-asian="Arial Narrow" style:font-name-complex="Arial Narrow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0" style:family="text" style:parent-style-name="Default">
      <style:text-properties fo:color="#FFC000" style:text-line-through-style="none" style:font-name="Arial Narrow" style:font-name-asian="Arial Narrow" style:font-name-complex="Arial Narrow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1" style:family="text" style:parent-style-name="Default">
      <style:text-properties fo:color="#7030A0" style:text-line-through-style="none" style:font-name="Menlo Bold" style:font-name-asian="Menlo Bold" style:font-name-complex="Menlo Bold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2" style:family="text" style:parent-style-name="Default">
      <style:text-properties fo:color="#7030A0" style:text-line-through-style="none" style:font-name="Menlo Bold" style:font-name-asian="Menlo Bold" style:font-name-complex="Menlo Bold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3" style:family="text" style:parent-style-name="Default">
      <style:text-properties fo:color="#0070C0" style:text-line-through-style="none" style:font-name="Menlo Bold" style:font-name-asian="Menlo Bold" style:font-name-complex="Menlo Bold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24" style:family="text" style:parent-style-name="Default">
      <style:text-properties fo:color="#0070C0" style:text-line-through-style="none" style:font-name="Menlo Bold Italic" style:font-name-asian="Menlo Bold Italic" style:font-name-complex="Menlo Bold Italic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25" style:family="text" style:parent-style-name="Default">
      <style:text-properties fo:color="#0070C0" style:text-line-through-style="none" style:font-name="Menlo Bold Italic" style:font-name-asian="Menlo Bold Italic" style:font-name-complex="Menlo Bold Italic" fo:font-size="9pt" style:font-size-asian="9pt" style:font-size-complex="9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T26" style:family="text" style:parent-style-name="Default">
      <style:text-properties fo:color="#0070C0" style:text-line-through-style="none" style:font-name="Menlo Bold Italic" style:font-name-asian="Menlo Bold Italic" style:font-name-complex="Menlo Bold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7" style:family="text" style:parent-style-name="Default">
      <style:text-properties fo:color="#0070C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8" style:family="text" style:parent-style-name="Default">
      <style:text-properties fo:color="#FFC000" style:text-line-through-style="none" style:font-name="Menlo Bold Italic" style:font-name-asian="Menlo Bold Italic" style:font-name-complex="Menlo Bold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9" style:family="text" style:parent-style-name="Default">
      <style:text-properties fo:color="#0070C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0" style:family="text" style:parent-style-name="Default">
      <style:text-properties fo:color="#000000" style:text-line-through-style="none" style:font-name="Menlo Bold" style:font-name-asian="Menlo Bold" style:font-name-complex="Menlo Bold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1" style:family="text" style:parent-style-name="Default">
      <style:text-properties fo:color="#FFC00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2" style:family="text" style:parent-style-name="Default">
      <style:text-properties fo:color="#00B05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3" style:family="text" style:parent-style-name="Default">
      <style:text-properties fo:color="#00B050" style:text-line-through-style="none" style:font-name="Menlo Bold Italic" style:font-name-asian="Menlo Bold Italic" style:font-name-complex="Menlo Bold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4" style:family="text" style:parent-style-name="Default">
      <style:text-properties fo:color="#BF8F0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5" style:family="text" style:parent-style-name="Default">
      <style:text-properties fo:color="#0070C0" style:text-line-through-style="none" style:font-name="Arial Narrow" style:font-name-asian="Arial Narrow" style:font-name-complex="Arial Narrow" fo:font-size="9pt" style:font-size-asian="9pt" style:font-size-complex="9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6" style:family="text" style:parent-style-name="Default">
      <style:text-properties fo:color="#00B050" style:text-line-through-style="none" style:font-name="Menlo Regular" style:font-name-asian="Menlo Regular" style:font-name-complex="Menlo Regular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7" style:family="text" style:parent-style-name="Default">
      <style:text-properties fo:color="#303030" style:text-line-through-style="none" style:font-name="Menlo Regular" style:font-name-asian="Menlo Regular" style:font-name-complex="Menlo Regular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8" style:family="text" style:parent-style-name="Default">
      <style:text-properties fo:color="#000000" style:text-line-through-style="none" style:font-name="Menlo Regular" style:font-name-asian="Menlo Regular" style:font-name-complex="Menlo Regular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9" style:family="text" style:parent-style-name="Default">
      <style:text-properties fo:color="#303030" style:text-line-through-style="none" style:font-name="Menlo Regular" style:font-name-asian="Menlo Regular" style:font-name-complex="Menlo Regular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0" style:family="text" style:parent-style-name="Default">
      <style:text-properties fo:color="#000000" style:text-line-through-style="none" style:font-name="Menlo Regular" style:font-name-asian="Menlo Regular" style:font-name-complex="Menlo Regular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1" style:family="text" style:parent-style-name="Default">
      <style:text-properties fo:color="#000000" style:text-line-through-style="none" style:font-name="Menlo Italic" style:font-name-asian="Menlo Italic" style:font-name-complex="Menlo Italic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661458333333333cm"/>
    </style:style>
    <style:style style:name="co2" style:family="table-column">
      <style:table-column-properties fo:break-before="auto" style:column-width="0.3175cm" style:use-optimal-column-width="true"/>
    </style:style>
    <style:style style:name="co3" style:family="table-column">
      <style:table-column-properties fo:break-before="auto" style:column-width="7.24958333333333cm" style:use-optimal-column-width="true"/>
    </style:style>
    <style:style style:name="co4" style:family="table-column">
      <style:table-column-properties fo:break-before="auto" style:column-width="0.740833333333333cm" style:use-optimal-column-width="true"/>
    </style:style>
    <style:style style:name="co5" style:family="table-column">
      <style:table-column-properties fo:break-before="auto" style:column-width="7.64645833333333cm" style:use-optimal-column-width="true"/>
    </style:style>
    <style:style style:name="co6" style:family="table-column">
      <style:table-column-properties fo:break-before="auto" style:column-width="1.71979166666667cm"/>
    </style:style>
    <style:style style:name="ro1" style:family="table-row">
      <style:table-row-properties style:row-height="31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27pt" style:use-optimal-row-height="true" fo:break-before="auto"/>
    </style:style>
    <style:style style:name="ro4" style:family="table-row">
      <style:table-row-properties style:row-height="17pt" style:use-optimal-row-height="true" fo:break-before="auto"/>
    </style:style>
    <style:style style:name="ro5" style:family="table-row">
      <style:table-row-properties style:row-height="20pt" style:use-optimal-row-height="true" fo:break-before="auto"/>
    </style:style>
    <style:style style:name="ro6" style:family="table-row">
      <style:table-row-properties style:row-height="40pt" style:use-optimal-row-height="true" fo:break-before="auto"/>
    </style:style>
    <style:style style:name="ro7" style:family="table-row">
      <style:table-row-properties style:row-height="2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15"/>
        <table:table-column table:style-name="co6" table:number-columns-repeated="16378" table:default-cell-style-name="ce1"/>
        <table:table-row table:style-name="ro1">
          <table:table-cell office:value-type="string" table:style-name="ce18">
            <text:p>GIT Keyboard Shortcuts</text:p>
          </table:table-cell>
          <table:table-cell table:number-columns-repeated="4" table:style-name="ce2"/>
          <table:table-cell table:style-name="ce15"/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8">
            <text:p>red</text:p>
          </table:table-cell>
          <table:table-cell office:value-type="string" table:style-name="ce2">
            <text:p>=</text:p>
          </table:table-cell>
          <table:table-cell office:value-type="string" table:style-name="ce2">
            <text:p>Critical actions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office:value-type="string" table:style-name="ce19">
            <text:p>OR</text:p>
          </table:table-cell>
          <table:table-cell office:value-type="string" table:style-name="ce2">
            <text:p>=</text:p>
          </table:table-cell>
          <table:table-cell office:value-type="string" table:style-name="ce2">
            <text:p>Indicates alternate equiverlent options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office:value-type="string" table:style-name="ce11">
            <text:p>req</text:p>
          </table:table-cell>
          <table:table-cell office:value-type="string" table:style-name="ce2">
            <text:p>=</text:p>
          </table:table-cell>
          <table:table-cell office:value-type="string" table:style-name="ce2">
            <text:p>Required user detirmined options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office:value-type="string" table:style-name="ce20">
            <text:p>opt</text:p>
          </table:table-cell>
          <table:table-cell office:value-type="string" table:style-name="ce2">
            <text:p>=</text:p>
          </table:table-cell>
          <table:table-cell office:value-type="string" table:style-name="ce2">
            <text:p>Optional user detirmined options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office:value-type="string" table:style-name="ce21">
            <text:p>orig</text:p>
          </table:table-cell>
          <table:table-cell office:value-type="string" table:style-name="ce2">
            <text:p>=</text:p>
          </table:table-cell>
          <table:table-cell office:value-type="string" table:style-name="ce2">
            <text:p>Conventional naming of option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table:style-name="ce21"/>
          <table:table-cell table:number-columns-repeated="4" table:style-name="ce2"/>
          <table:table-cell table:style-name="ce1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7">
            <text:p>Git Help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help</text:p>
          </table:table-cell>
          <table:table-cell table:number-columns-repeated="2" table:style-name="ce2"/>
          <table:table-cell office:value-type="string" table:style-name="ce15">
            <text:p>Git<text:s/><text:span text:style-name="T22">help</text:span><text:s/>directory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help<text:s/><text:span text:style-name="T4">command</text:span></text:p>
          </table:table-cell>
          <table:table-cell table:number-columns-repeated="2" table:style-name="ce2"/>
          <table:table-cell office:value-type="string" table:style-name="ce15">
            <text:p>Git help individual<text:s/><text:span text:style-name="T22">command</text:span><text:s/>listing</text:p>
          </table:table-cell>
          <table:table-cell table:number-columns-repeated="16378"/>
        </table:table-row>
        <table:table-row table:style-name="ro2">
          <table:table-cell table:style-name="ce21"/>
          <table:table-cell table:number-columns-repeated="4" table:style-name="ce2"/>
          <table:table-cell table:style-name="ce1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3">
            <text:p>Configuration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onfig --system<text:s/><text:span text:style-name="T12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]</text:p>
          </table:table-cell>
          <table:table-cell office:value-type="string" table:style-name="ce15">
            <text:p><text:span text:style-name="T22">System</text:span><text:s/>level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onfig --global<text:s/><text:span text:style-name="T12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g]</text:p>
          </table:table-cell>
          <table:table-cell office:value-type="string" table:style-name="ce15">
            <text:p><text:span text:style-name="T22">User</text:span><text:s/>level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4">
            <text:p>git config<text:s/><text:span text:style-name="T12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p]</text:p>
          </table:table-cell>
          <table:table-cell office:value-type="string" table:style-name="ce16">
            <text:p><text:span text:style-name="T22">Project</text:span><text:s/>level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g]</text:p>
          </table:table-cell>
          <table:table-cell office:value-type="string" table:style-name="ce2">
            <text:p>+</text:p>
          </table:table-cell>
          <table:table-cell office:value-type="string" table:style-name="ce26">
            <text:p>core.excludesfile ~/.gitignore</text:p>
          </table:table-cell>
          <table:table-cell table:number-columns-repeated="2" table:style-name="ce26"/>
          <table:table-cell office:value-type="string" table:style-name="ce32">
            <text:p>Set a user-level<text:s/><text:span text:style-name="T22">.gitignore</text:span><text:s/>fil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g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user.name "<text:span text:style-name="T4">username</text:span>"</text:p>
          </table:table-cell>
          <table:table-cell table:number-columns-repeated="2" table:style-name="ce2"/>
          <table:table-cell office:value-type="string" table:style-name="ce15">
            <text:p>Define a<text:s/><text:span text:style-name="T26">username</text:span><text:s/>(require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g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user.email "<text:span text:style-name="T4">someone@somewhere.com</text:span>"</text:p>
          </table:table-cell>
          <table:table-cell table:number-columns-repeated="2" table:style-name="ce2"/>
          <table:table-cell office:value-type="string" table:style-name="ce15">
            <text:p>Define an<text:s/><text:span text:style-name="T22">email</text:span><text:s/>address (require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lias.<text:span text:style-name="T29">string string</text:span></text:p>
          </table:table-cell>
          <table:table-cell table:number-columns-repeated="2" table:style-name="ce2"/>
          <table:table-cell office:value-type="string" table:style-name="ce15">
            <text:p>Define an alternate term (<text:span text:style-name="T26">string</text:span>) for a got option (<text:span text:style-name="T26">string</text:span>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lias.<text:span text:style-name="T29">string<text:s/></text:span><text:span text:style-name="T41">"</text:span><text:span text:style-name="T29">string</text:span><text:span text:style-name="T41">"</text:span></text:p>
          </table:table-cell>
          <table:table-cell table:number-columns-repeated="2" table:style-name="ce2"/>
          <table:table-cell office:value-type="string" table:style-name="ce15">
            <text:p>Define an alternate term (<text:span text:style-name="T26">string</text:span>) for a command (<text:span text:style-name="T26">string</text:span>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lias.<text:span text:style-name="T31">praise</text:span><text:s/>blame</text:p>
          </table:table-cell>
          <table:table-cell table:number-columns-repeated="2" table:style-name="ce2"/>
          <table:table-cell office:value-type="string" table:style-name="ce15">
            <text:p>Define the alternate term<text:s/><text:span text:style-name="T28">praise</text:span><text:s/>for the option<text:s/><text:span text:style-name="T22">blam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color.ui<text:s/><text:span text:style-name="T4">true</text:span></text:p>
          </table:table-cell>
          <table:table-cell table:number-columns-repeated="2" table:style-name="ce2"/>
          <table:table-cell office:value-type="string" table:style-name="ce15">
            <text:p>Set use of<text:s/><text:span text:style-name="T22">colours</text:span><text:s/>in 'status' and 'diff' command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fetch.prune<text:s/><text:span text:style-name="T4">true</text:span></text:p>
          </table:table-cell>
          <table:table-cell table:number-columns-repeated="2" table:style-name="ce2"/>
          <table:table-cell office:value-type="string" table:style-name="ce15">
            <text:p>Alters the default and prunes<text:s/><text:span text:style-name="T22">orphan</text:span><text:s/>branches when fetching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init.defaultBranch<text:s/><text:span text:style-name="T31">main</text:span></text:p>
          </table:table-cell>
          <table:table-cell table:number-columns-repeated="2" table:style-name="ce2"/>
          <table:table-cell office:value-type="string" table:style-name="ce15">
            <text:p>Sets initial default<text:s/><text:span text:style-name="T28">main</text:span><text:s/>branch name (recommende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list</text:p>
          </table:table-cell>
          <table:table-cell table:number-columns-repeated="2" table:style-name="ce2"/>
          <table:table-cell office:value-type="string" table:style-name="ce15">
            <text:p>List recorded<text:s/><text:span text:style-name="T22">configuration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setting</text:p>
          </table:table-cell>
          <table:table-cell table:number-columns-repeated="2" table:style-name="ce2"/>
          <table:table-cell office:value-type="string" table:style-name="ce15">
            <text:p>List<text:s/><text:span text:style-name="T22">individual</text:span><text:s/>configuration setting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core.editor "<text:span text:style-name="T4">editor --wait</text:span>"</text:p>
          </table:table-cell>
          <table:table-cell table:number-columns-repeated="2" table:style-name="ce2"/>
          <table:table-cell office:value-type="string" table:style-name="ce15">
            <text:p>Define default<text:s/><text:span text:style-name="T22">editor</text:span><text:s/>and open when editor is required (recommended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ore.editor<text:s/><text:span text:style-name="T6">"code --wait</text:span>"</text:p>
          </table:table-cell>
          <table:table-cell table:number-columns-repeated="2" table:style-name="ce2"/>
          <table:table-cell office:value-type="string" table:style-name="ce15">
            <text:p>Set<text:s/><text:span text:style-name="T22">visual studio code</text:span><text:s/>as default editor + below</text:p>
          </table:table-cell>
          <table:table-cell table:number-columns-repeated="16378"/>
        </table:table-row>
        <table:table-row table:style-name="ro4">
          <table:table-cell office:value-type="string" table:style-name="ce33">
            <text:p><text:span text:style-name="T39">⌘⇧</text:span><text:span text:style-name="T37">K</text:span></text:p>
          </table:table-cell>
          <table:table-cell office:value-type="string" table:style-name="ce2">
            <text:p>+</text:p>
          </table:table-cell>
          <table:table-cell office:value-type="string" table:style-name="ce2">
            <text:p>Shell Command: Install 'code' command in PATH</text:p>
          </table:table-cell>
          <table:table-cell table:number-columns-repeated="2" table:style-name="ce2"/>
          <table:table-cell office:value-type="string" table:style-name="ce15">
            <text:p>Sets command PATH in<text:s/><text:span text:style-name="T22">visual studio code</text:span></text:p>
          </table:table-cell>
          <table:table-cell table:number-columns-repeated="16378"/>
        </table:table-row>
        <table:table-row table:style-name="ro2">
          <table:table-cell table:style-name="ce33"/>
          <table:table-cell table:number-columns-repeated="4" table:style-name="ce2"/>
          <table:table-cell table:style-name="ce15"/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table:style-name="ce34"/>
          <table:table-cell table:number-columns-repeated="2" table:style-name="ce14"/>
          <table:table-cell office:value-type="string" table:style-name="ce22">
            <text:p>Are you running Zsh or Bash</text:p>
          </table:table-cell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office:value-type="string" table:style-name="ce35">
            <text:p>echo $0</text:p>
          </table:table-cell>
          <table:table-cell table:number-columns-repeated="2" table:style-name="ce2"/>
          <table:table-cell office:value-type="string" table:style-name="ce31">
            <text:p>States what<text:s/><text:span text:style-name="T22">shell</text:span><text:s/>is being used</text:p>
          </table:table-cell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table:style-name="ce5"/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5">
          <table:table-cell table:style-name="ce33"/>
          <table:table-cell table:style-name="ce2"/>
          <table:table-cell office:value-type="string" table:style-name="ce36">
            <text:p>Git Auto-Completion for macOS and Linux</text:p>
          </table:table-cell>
          <table:table-cell table:number-columns-repeated="2" table:style-name="ce37"/>
          <table:table-cell table:style-name="ce38"/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table:style-name="ce34"/>
          <table:table-cell table:number-columns-repeated="2" table:style-name="ce14"/>
          <table:table-cell office:value-type="string" table:style-name="ce22">
            <text:p>Auto-completion for Zsh</text:p>
          </table:table-cell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office:value-type="string" table:style-name="ce5">
            <text:p>.zshrc</text:p>
          </table:table-cell>
          <table:table-cell table:number-columns-repeated="2" table:style-name="ce2"/>
          <table:table-cell office:value-type="string" table:style-name="ce15">
            <text:p>Name of file to be edited<text:s/><text:span text:style-name="T26">~/</text:span><text:s/>(user directory)</text:p>
          </table:table-cell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office:value-type="string" table:style-name="ce39">
            <text:p>autoload -Uz compinit &amp;&amp; compinit</text:p>
          </table:table-cell>
          <table:table-cell table:number-columns-repeated="2" table:style-name="ce2"/>
          <table:table-cell office:value-type="string" table:style-name="ce15">
            <text:p>Include the this code in<text:s/><text:span text:style-name="T26">.zshrc</text:span></text:p>
          </table:table-cell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table:style-name="ce40"/>
          <table:table-cell table:number-columns-repeated="2" table:style-name="ce2"/>
          <table:table-cell table:style-name="ce23"/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table:style-name="ce34"/>
          <table:table-cell table:number-columns-repeated="2" table:style-name="ce14"/>
          <table:table-cell office:value-type="string" table:style-name="ce22">
            <text:p>Auto-completion for Bash (older macOS</text:p>
          </table:table-cell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office:value-type="string" table:style-name="ce41">
            <text:p><text:a xlink:href="https://github.com/git/git/tree/master/contrib/completion">github.com/git/git/tree/master/contrib/completion</text:a></text:p>
          </table:table-cell>
          <table:table-cell table:number-columns-repeated="2" table:style-name="ce2"/>
          <table:table-cell office:value-type="string" table:style-name="ce15">
            <text:p>Location of completion repository files</text:p>
          </table:table-cell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office:value-type="string" table:style-name="ce5">
            <text:p>.git-completion-bash</text:p>
          </table:table-cell>
          <table:table-cell table:number-columns-repeated="2" table:style-name="ce2"/>
          <table:table-cell office:value-type="string" table:style-name="ce15">
            <text:p>Name of file for saving to<text:s/><text:span text:style-name="T26">~/</text:span><text:s/>(user directory)</text:p>
          </table:table-cell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office:value-type="string" table:style-name="ce5">
            <text:p>.bash_profile</text:p>
          </table:table-cell>
          <table:table-cell table:number-columns-repeated="2" table:style-name="ce2"/>
          <table:table-cell office:value-type="string" table:style-name="ce15">
            <text:p>Name of file to be edited ~/ (user directory)</text:p>
          </table:table-cell>
          <table:table-cell table:number-columns-repeated="16378"/>
        </table:table-row>
        <table:table-row table:style-name="ro6">
          <table:table-cell table:style-name="ce33"/>
          <table:table-cell table:style-name="ce2"/>
          <table:table-cell office:value-type="string" table:style-name="ce39">
            <text:p>if [ -f ~/.git-completion.bash ]; then<text:s/></text:p>
            <text:p><text:s text:c="7"/><text:tab/>source ~/.git-completion.bash</text:p>
            <text:p>fi</text:p>
          </table:table-cell>
          <table:table-cell table:number-columns-repeated="2" table:style-name="ce2"/>
          <table:table-cell office:value-type="string" table:style-name="ce42">
            <text:p>Include the following code in<text:s/><text:span text:style-name="T26">.bash_profile</text:span></text:p>
          </table:table-cell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table:style-name="ce39"/>
          <table:table-cell table:number-columns-repeated="2" table:style-name="ce2"/>
          <table:table-cell table:style-name="ce42"/>
          <table:table-cell table:number-columns-repeated="16378"/>
        </table:table-row>
        <table:table-row table:style-name="ro5">
          <table:table-cell table:style-name="ce33"/>
          <table:table-cell table:style-name="ce2"/>
          <table:table-cell office:value-type="string" table:number-columns-spanned="2" table:number-rows-spanned="1" table:style-name="ce55">
            <text:p>Git Branch Indentification for macOS and Linux</text:p>
          </table:table-cell>
          <table:covered-table-cell/>
          <table:table-cell table:style-name="ce37"/>
          <table:table-cell table:style-name="ce43"/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table:style-name="ce44"/>
          <table:table-cell table:number-columns-repeated="2" table:style-name="ce45"/>
          <table:table-cell office:value-type="string" table:style-name="ce46">
            <text:p>Adds a reference to a Git branch in the command prompt</text:p>
          </table:table-cell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office:value-type="string" table:style-name="ce41">
            <text:p><text:a xlink:href="https://github.com/git/git/tree/master/contrib/completion">github.com/git/git/tree/master/contrib/completion</text:a></text:p>
          </table:table-cell>
          <table:table-cell table:number-columns-repeated="2" table:style-name="ce2"/>
          <table:table-cell office:value-type="string" table:style-name="ce15">
            <text:p>Location of completion repository files</text:p>
          </table:table-cell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office:value-type="string" table:style-name="ce5">
            <text:p>.git-prompt-sh</text:p>
          </table:table-cell>
          <table:table-cell table:number-columns-repeated="2" table:style-name="ce2"/>
          <table:table-cell office:value-type="string" table:style-name="ce15">
            <text:p>Name of file for saving to<text:s/><text:span text:style-name="T26">~/</text:span><text:s/>(user directory)</text:p>
          </table:table-cell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office:value-type="string" table:style-name="ce5">
            <text:p>.bash_profile<text:s/><text:span text:style-name="T10">OR</text:span><text:s/>.bashrc</text:p>
          </table:table-cell>
          <table:table-cell table:number-columns-repeated="2" table:style-name="ce2"/>
          <table:table-cell office:value-type="string" table:style-name="ce15">
            <text:p>Name of file to be edited (or create) to<text:s/><text:span text:style-name="T26">~/</text:span><text:s/>(user directory)</text:p>
          </table:table-cell>
          <table:table-cell table:number-columns-repeated="16378"/>
        </table:table-row>
        <table:table-row table:style-name="ro6">
          <table:table-cell table:style-name="ce33"/>
          <table:table-cell table:style-name="ce2"/>
          <table:table-cell office:value-type="string" table:style-name="ce39">
            <text:p>source ~/.git-prompt.sh</text:p>
            <text:p/>
            <text:p>precmd () { __git_ps1 "%n" ":%c$ " "|%s" }</text:p>
          </table:table-cell>
          <table:table-cell table:number-columns-repeated="2" table:style-name="ce2"/>
          <table:table-cell office:value-type="string" table:style-name="ce42">
            <text:p>For<text:s/><text:span text:style-name="T22">Zsh</text:span><text:s/>include this code in .bash_profile</text:p>
          </table:table-cell>
          <table:table-cell table:number-columns-repeated="16378"/>
        </table:table-row>
        <table:table-row table:style-name="ro6">
          <table:table-cell table:style-name="ce33"/>
          <table:table-cell table:style-name="ce2"/>
          <table:table-cell office:value-type="string" table:style-name="ce39">
            <text:p>source ~/.git-prompt.sh</text:p>
            <text:p/>
            <text:p>PROMPT_COMMAND='__git_ps1 "\u@\h:\w" "\\\$ "'</text:p>
          </table:table-cell>
          <table:table-cell table:number-columns-repeated="2" table:style-name="ce2"/>
          <table:table-cell office:value-type="string" table:style-name="ce42">
            <text:p>For<text:s/><text:span text:style-name="T22">Bash</text:span><text:s/>include this code in .bash_profile</text:p>
          </table:table-cell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table:style-name="ce39"/>
          <table:table-cell table:number-columns-repeated="2" table:style-name="ce2"/>
          <table:table-cell table:style-name="ce42"/>
          <table:table-cell table:number-columns-repeated="16378"/>
        </table:table-row>
        <table:table-row table:style-name="ro5">
          <table:table-cell table:style-name="ce33"/>
          <table:table-cell table:style-name="ce2"/>
          <table:table-cell office:value-type="string" table:style-name="ce36">
            <text:p>Repo Connection</text:p>
          </table:table-cell>
          <table:table-cell table:number-columns-repeated="2" table:style-name="ce37"/>
          <table:table-cell table:style-name="ce43"/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table:style-name="ce34"/>
          <table:table-cell table:number-columns-repeated="2" table:style-name="ce14"/>
          <table:table-cell office:value-type="string" table:style-name="ce22">
            <text:p>GitHub</text:p>
          </table:table-cell>
          <table:table-cell table:number-columns-repeated="16378"/>
        </table:table-row>
        <table:table-row table:style-name="ro3">
          <table:table-cell table:style-name="ce33"/>
          <table:table-cell table:style-name="ce2"/>
          <table:table-cell office:value-type="string" table:style-name="ce51">
            <text:p><text:a xlink:href="https://docs.github.com/en/get-started/getting-started-with-git/caching-your-github-credentials-in-git">docs.github.com/en/get-started/getting-started-with-git/caching-your-github-credentials-in-git</text:a></text:p>
          </table:table-cell>
          <table:table-cell table:number-columns-repeated="2" table:style-name="ce2"/>
          <table:table-cell office:value-type="string" table:style-name="ce47">
            <text:p>Instructions to install Git Credential Manager (GCM) on github.com (using HomeBrew)</text:p>
          </table:table-cell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office:value-type="string" table:style-name="ce39">
            <text:p>brew tap microsoft/git</text:p>
          </table:table-cell>
          <table:table-cell table:number-columns-repeated="2" table:style-name="ce2"/>
          <table:table-cell office:value-type="string" table:style-name="ce42">
            <text:p>Pulls down the GCM files</text:p>
          </table:table-cell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office:value-type="string" table:style-name="ce39">
            <text:p>brew install --cask git-credential-manager-core</text:p>
          </table:table-cell>
          <table:table-cell table:number-columns-repeated="2" table:style-name="ce2"/>
          <table:table-cell office:value-type="string" table:style-name="ce42">
            <text:p>Installs the GCM (an administrator's password is required)</text:p>
          </table:table-cell>
          <table:table-cell table:number-columns-repeated="16378"/>
        </table:table-row>
        <table:table-row table:style-name="ro7">
          <table:table-cell table:style-name="ce33"/>
          <table:table-cell table:style-name="ce2"/>
          <table:table-cell office:value-type="string" table:style-name="ce50">
            <text:p>git clone<text:s/><text:span text:style-name="T12">remote_url</text:span></text:p>
          </table:table-cell>
          <table:table-cell table:number-columns-repeated="2" table:style-name="ce2"/>
          <table:table-cell office:value-type="string" table:style-name="ce49">
            <text:p>The next time you interact with a repo a Personal Access Token (PAC) will be required instead of the account password</text:p>
          </table:table-cell>
          <table:table-cell table:number-columns-repeated="16378"/>
        </table:table-row>
        <table:table-row table:style-name="ro6">
          <table:table-cell table:style-name="ce33"/>
          <table:table-cell table:style-name="ce2"/>
          <table:table-cell office:value-type="string" table:style-name="ce41">
            <text:p><text:a xlink:href="https://docs.github.com/en/authentication/keeping-your-account-and-data-secure/creating-a-personal-access-token">docs.github.com/en/authentication/keeping-your-account-and-data-secure/creating-a-personal-access-token</text:a></text:p>
          </table:table-cell>
          <table:table-cell table:number-columns-repeated="2" table:style-name="ce2"/>
          <table:table-cell office:value-type="string" table:style-name="ce47">
            <text:p>Instructions to create a PAC on github.com</text:p>
          </table:table-cell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table:style-name="ce41"/>
          <table:table-cell table:number-columns-repeated="2" table:style-name="ce2"/>
          <table:table-cell table:style-name="ce47"/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table:style-name="ce34"/>
          <table:table-cell table:number-columns-repeated="2" table:style-name="ce14"/>
          <table:table-cell office:value-type="string" table:style-name="ce22">
            <text:p>GitLab</text:p>
          </table:table-cell>
          <table:table-cell table:number-columns-repeated="16378"/>
        </table:table-row>
        <table:table-row table:style-name="ro3">
          <table:table-cell table:style-name="ce33"/>
          <table:table-cell table:style-name="ce2"/>
          <table:table-cell office:value-type="string" table:style-name="ce48">
            <text:p><text:a xlink:href="https://docs.gitlab.com/ee/user/profile/personal_access_tokens.html#create-a-personal-access-token">docs.gitlab.com/ee/user/profile/personal_access_tokens.html#create-a-personal-access-token</text:a></text:p>
          </table:table-cell>
          <table:table-cell table:number-columns-repeated="2" table:style-name="ce2"/>
          <table:table-cell office:value-type="string" table:style-name="ce47">
            <text:p>Instructions to create a Personal Access Token (PAT) on gitlab.com</text:p>
          </table:table-cell>
          <table:table-cell table:number-columns-repeated="16378"/>
        </table:table-row>
        <table:table-row table:style-name="ro7">
          <table:table-cell table:style-name="ce33"/>
          <table:table-cell table:style-name="ce2"/>
          <table:table-cell office:value-type="string" table:style-name="ce50">
            <text:p>git clone<text:s/><text:span text:style-name="T12">remote_url</text:span></text:p>
          </table:table-cell>
          <table:table-cell table:number-columns-repeated="2" table:style-name="ce2"/>
          <table:table-cell office:value-type="string" table:style-name="ce49">
            <text:p>The next time you interact with a repo a PAT will be required instead of the account password</text:p>
          </table:table-cell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table:style-name="ce50"/>
          <table:table-cell table:number-columns-repeated="2" table:style-name="ce2"/>
          <table:table-cell table:style-name="ce49"/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table:style-name="ce34"/>
          <table:table-cell table:number-columns-repeated="2" table:style-name="ce14"/>
          <table:table-cell office:value-type="string" table:style-name="ce22">
            <text:p>Bitbucket</text:p>
          </table:table-cell>
          <table:table-cell table:number-columns-repeated="16378"/>
        </table:table-row>
        <table:table-row table:style-name="ro3">
          <table:table-cell table:style-name="ce33"/>
          <table:table-cell table:style-name="ce2"/>
          <table:table-cell office:value-type="string" table:style-name="ce52">
            <text:p><text:a xlink:href="https://support.atlassian.com/bitbucket-cloud/docs/app-passwords/">support.atlassian.com/bitbucket-cloud/docs/app-passwords</text:a></text:p>
          </table:table-cell>
          <table:table-cell table:number-columns-repeated="2" table:style-name="ce2"/>
          <table:table-cell office:value-type="string" table:style-name="ce47">
            <text:p>Instructions to create an App Password (AP)</text:p>
          </table:table-cell>
          <table:table-cell table:number-columns-repeated="16378"/>
        </table:table-row>
        <table:table-row table:style-name="ro7">
          <table:table-cell table:style-name="ce33"/>
          <table:table-cell table:style-name="ce2"/>
          <table:table-cell office:value-type="string" table:style-name="ce50">
            <text:p>git clone<text:s/><text:span text:style-name="T12">remote_url</text:span></text:p>
          </table:table-cell>
          <table:table-cell table:number-columns-repeated="2" table:style-name="ce2"/>
          <table:table-cell office:value-type="string" table:style-name="ce49">
            <text:p>The next time you interact with a repo a AP will be required instead of the account password</text:p>
          </table:table-cell>
          <table:table-cell table:number-columns-repeated="16378"/>
        </table:table-row>
        <table:table-row table:style-name="ro2">
          <table:table-cell table:style-name="ce33"/>
          <table:table-cell table:style-name="ce2"/>
          <table:table-cell table:style-name="ce50"/>
          <table:table-cell table:number-columns-repeated="2" table:style-name="ce2"/>
          <table:table-cell table:style-name="ce49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3">
            <text:p>Non-Git Command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ls</text:p>
          </table:table-cell>
          <table:table-cell table:number-columns-repeated="2" table:style-name="ce2"/>
          <table:table-cell office:value-type="string" table:style-name="ce15">
            <text:p><text:span text:style-name="T22">List</text:span><text:s/>files of current directory excluding hidden files (Mac/Unix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dir</text:p>
          </table:table-cell>
          <table:table-cell table:number-columns-repeated="2" table:style-name="ce2"/>
          <table:table-cell office:value-type="string" table:style-name="ce15">
            <text:p><text:span text:style-name="T22">List</text:span><text:s/>files of current directory excluding hidden files (Windows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ls (-la<text:s/><text:span text:style-name="T34">OR</text:span><text:s/>-a)</text:p>
          </table:table-cell>
          <table:table-cell table:number-columns-repeated="2" table:style-name="ce2"/>
          <table:table-cell office:value-type="string" table:style-name="ce15">
            <text:p>List files of current directory including<text:s/><text:span text:style-name="T22">hidden</text:span><text:s/>files (Mac/Unix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pwd</text:p>
          </table:table-cell>
          <table:table-cell table:number-columns-repeated="2" table:style-name="ce2"/>
          <table:table-cell office:value-type="string" table:style-name="ce15">
            <text:p>Show (print) current<text:s/><text:span text:style-name="T22">directory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d</text:p>
          </table:table-cell>
          <table:table-cell table:number-columns-repeated="2" table:style-name="ce2"/>
          <table:table-cell office:value-type="string" table:style-name="ce15">
            <text:p><text:span text:style-name="T22">Change</text:span><text:s/>directory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~</text:p>
          </table:table-cell>
          <table:table-cell table:number-columns-repeated="2" table:style-name="ce2"/>
          <table:table-cell office:value-type="string" table:style-name="ce15">
            <text:p><text:span text:style-name="T22">User</text:span><text:s/>folder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..</text:p>
          </table:table-cell>
          <table:table-cell table:number-columns-repeated="2" table:style-name="ce2"/>
          <table:table-cell office:value-type="string" table:style-name="ce15">
            <text:p>Move<text:s/><text:span text:style-name="T22">down</text:span><text:s/>a folder level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/</text:p>
          </table:table-cell>
          <table:table-cell table:number-columns-repeated="2" table:style-name="ce2"/>
          <table:table-cell office:value-type="string" table:style-name="ce15">
            <text:p><text:span text:style-name="T22">Root</text:span><text:s/>folder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lear</text:p>
          </table:table-cell>
          <table:table-cell table:number-columns-repeated="2" table:style-name="ce2"/>
          <table:table-cell office:value-type="string" table:style-name="ce15">
            <text:p><text:span text:style-name="T22">Clear</text:span><text:s/>the screen</text:p>
          </table:table-cell>
          <table:table-cell table:number-columns-repeated="16378"/>
        </table:table-row>
        <table:table-row table:style-name="ro4">
          <table:table-cell table:number-columns-repeated="2" table:style-name="ce2"/>
          <table:table-cell office:value-type="string" table:style-name="ce10">
            <text:p><text:span text:style-name="T40">⌘</text:span><text:span text:style-name="T38">K</text:span></text:p>
          </table:table-cell>
          <table:table-cell table:number-columns-repeated="2" table:style-name="ce2"/>
          <table:table-cell office:value-type="string" table:style-name="ce15">
            <text:p><text:span text:style-name="T22">Clear</text:span><text:s/>the screen (Mac/Unix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at<text:s/><text:span text:style-name="T4">filename</text:span></text:p>
          </table:table-cell>
          <table:table-cell table:number-columns-repeated="2" table:style-name="ce2"/>
          <table:table-cell office:value-type="string" table:style-name="ce15">
            <text:p>Show file<text:s/><text:span text:style-name="T22">contents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mkdir<text:s/><text:span text:style-name="T12">folder</text:span></text:p>
          </table:table-cell>
          <table:table-cell table:number-columns-repeated="2" table:style-name="ce2"/>
          <table:table-cell office:value-type="string" table:style-name="ce15">
            <text:p><text:span text:style-name="T22">Create</text:span><text:s/>folder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touch<text:s/><text:span text:style-name="T4">folder/</text:span>.gitkeep</text:p>
          </table:table-cell>
          <table:table-cell table:number-columns-repeated="2" table:style-name="ce2"/>
          <table:table-cell office:value-type="string" table:style-name="ce15">
            <text:p>Adds a<text:s/><text:span text:style-name="T22">.gitkeep</text:span><text:s/>file for tracking of empty folder (Mac/Unix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opy con<text:s/><text:span text:style-name="T4">folder/</text:span>.gitkeep</text:p>
          </table:table-cell>
          <table:table-cell table:number-columns-repeated="2" table:style-name="ce2"/>
          <table:table-cell office:value-type="string" table:style-name="ce15">
            <text:p>Adds a<text:s/><text:span text:style-name="T22">.gitkeep</text:span><text:s/>file for tracking of empty folder (Windows Git Bash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New-Item<text:s/><text:span text:style-name="T4">folder/</text:span>.gitkeep</text:p>
          </table:table-cell>
          <table:table-cell table:number-columns-repeated="2" table:style-name="ce2"/>
          <table:table-cell office:value-type="string" table:style-name="ce15">
            <text:p>Adds a<text:s/><text:span text:style-name="T22">.gitkeep</text:span><text:s/>file for tracking of empty folder (Windows PowerShell)</text:p>
          </table:table-cell>
          <table:table-cell table:number-columns-repeated="16378"/>
        </table:table-row>
        <table:table-row table:style-name="ro2">
          <table:table-cell table:style-name="ce21"/>
          <table:table-cell table:number-columns-repeated="4" table:style-name="ce2"/>
          <table:table-cell table:style-name="ce1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3">
            <text:p>Page Navigation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spacebar</text:p>
          </table:table-cell>
          <table:table-cell table:number-columns-repeated="2" table:style-name="ce2"/>
          <table:table-cell office:value-type="string" table:style-name="ce15">
            <text:p>Next<text:s/><text:span text:style-name="T22">page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F key</text:p>
          </table:table-cell>
          <table:table-cell table:number-columns-repeated="2" table:style-name="ce2"/>
          <table:table-cell office:value-type="string" table:style-name="ce15">
            <text:p>Move<text:s/><text:span text:style-name="T22">down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R key</text:p>
          </table:table-cell>
          <table:table-cell table:number-columns-repeated="2" table:style-name="ce2"/>
          <table:table-cell office:value-type="string" table:style-name="ce15">
            <text:p>Move<text:s/><text:span text:style-name="T22">back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↑ ↓</text:p>
          </table:table-cell>
          <table:table-cell table:number-columns-repeated="2" table:style-name="ce2"/>
          <table:table-cell office:value-type="string" table:style-name="ce15">
            <text:p><text:span text:style-name="T22">Move</text:span><text:s/>up and down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/<text:span text:style-name="T12">string</text:span></text:p>
          </table:table-cell>
          <table:table-cell table:number-columns-repeated="2" table:style-name="ce2"/>
          <table:table-cell office:value-type="string" table:style-name="ce15">
            <text:p><text:span text:style-name="T22">Search</text:span><text:s/>pag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n</text:p>
          </table:table-cell>
          <table:table-cell table:number-columns-repeated="2" table:style-name="ce2"/>
          <table:table-cell office:value-type="string" table:style-name="ce15">
            <text:p>Move to<text:s/><text:span text:style-name="T22">next</text:span><text:s/>search resul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N</text:p>
          </table:table-cell>
          <table:table-cell table:number-columns-repeated="2" table:style-name="ce2"/>
          <table:table-cell office:value-type="string" table:style-name="ce15">
            <text:p>Move to<text:s/><text:span text:style-name="T22">previous</text:span><text:s/>search resul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Q</text:p>
          </table:table-cell>
          <table:table-cell table:number-columns-repeated="2" table:style-name="ce2"/>
          <table:table-cell office:value-type="string" table:style-name="ce15">
            <text:p><text:span text:style-name="T22">Quit</text:span><text:s/>page mode and back to command promp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4">
            <text:p>-S</text:p>
          </table:table-cell>
          <table:table-cell table:number-columns-repeated="2" table:style-name="ce2"/>
          <table:table-cell office:value-type="string" table:style-name="ce15">
            <text:p>Toggle<text:s/><text:span text:style-name="T22">word wrap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53">
            <text:p>General Command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clean -f</text:span></text:p>
          </table:table-cell>
          <table:table-cell table:number-columns-repeated="2" table:style-name="ce2"/>
          <table:table-cell office:value-type="string" table:style-name="ce15">
            <text:p>Remove<text:s/><text:span text:style-name="T21">untracked</text:span><text:span text:style-name="T14"><text:s/></text:span>files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lean -n</text:p>
          </table:table-cell>
          <table:table-cell table:number-columns-repeated="2" table:style-name="ce2"/>
          <table:table-cell office:value-type="string" table:style-name="ce15">
            <text:p>Preview removal of<text:s/><text:span text:style-name="T22">untracked</text:span><text:s/>files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clean<text:s/></text:span><text:span text:style-name="T6">(</text:span><text:span text:style-name="T3">-d -f<text:s/></text:span><text:span text:style-name="T10">OR</text:span><text:span text:style-name="T3"><text:s/>-df</text:span><text:span text:style-name="T6">)</text:span></text:p>
          </table:table-cell>
          <table:table-cell table:number-columns-repeated="2" table:style-name="ce2"/>
          <table:table-cell office:value-type="string" table:style-name="ce15">
            <text:p>Remove<text:s/><text:span text:style-name="T22">untracked</text:span><text:s/>directories and files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lean (-d -n<text:s/><text:span text:style-name="T10">OR</text:span><text:s/>-dn)</text:p>
          </table:table-cell>
          <table:table-cell table:number-columns-repeated="2" table:style-name="ce2"/>
          <table:table-cell office:value-type="string" table:style-name="ce15">
            <text:p>Preview removal of<text:s/><text:span text:style-name="T22">untracked</text:span><text:s/>directories and files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init</text:p>
          </table:table-cell>
          <table:table-cell table:number-columns-repeated="2" table:style-name="ce2"/>
          <table:table-cell office:value-type="string" table:style-name="ce15">
            <text:p><text:span text:style-name="T22">Initilise</text:span><text:s/>a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mv<text:s/><text:span text:style-name="T4">folder/filename<text:s/></text:span><text:span text:style-name="T7">folder/filename</text:span></text:p>
          </table:table-cell>
          <table:table-cell table:number-columns-repeated="2" table:style-name="ce2"/>
          <table:table-cell office:value-type="string" table:style-name="ce15">
            <text:p><text:span text:style-name="T22">Move or rename</text:span><text:s/>files to stage and update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m<text:s/><text:span text:style-name="T4">filename<text:s/></text:span><text:span text:style-name="T7">filename</text:span></text:p>
          </table:table-cell>
          <table:table-cell table:number-columns-repeated="2" table:style-name="ce2"/>
          <table:table-cell office:value-type="string" table:style-name="ce15">
            <text:p><text:span text:style-name="T22">Remove</text:span><text:s/>files to stage and delete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m --cached<text:s/><text:span text:style-name="T4">filename<text:s/></text:span><text:span text:style-name="T7">filename</text:span></text:p>
          </table:table-cell>
          <table:table-cell table:number-columns-repeated="2" table:style-name="ce2"/>
          <table:table-cell office:value-type="string" table:style-name="ce15">
            <text:p>Remove<text:s/><text:span text:style-name="T22">.gitignore</text:span><text:s/>files from stage (i.e. ignore from now on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m -r --cached .</text:p>
          </table:table-cell>
          <table:table-cell table:number-columns-repeated="2" table:style-name="ce2"/>
          <table:table-cell office:value-type="string" table:style-name="ce15">
            <text:p>Remove all<text:s/><text:span text:style-name="T22">.gitignore</text:span><text:s/>files from stage (i.e. ignore from now on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status</text:p>
          </table:table-cell>
          <table:table-cell table:number-columns-repeated="2" table:style-name="ce2"/>
          <table:table-cell office:value-type="string" table:style-name="ce15">
            <text:p>Current<text:s/><text:span text:style-name="T22">status</text:span><text:s/>of files in repo, stage and work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2">
            <text:p><text:span text:style-name="T6">git push<text:s/></text:span><text:span text:style-name="T8">origin</text:span><text:s/><text:span text:style-name="T4">tag</text:span></text:p>
          </table:table-cell>
          <table:table-cell table:number-columns-repeated="2" table:style-name="ce2"/>
          <table:table-cell office:value-type="string" table:style-name="ce15">
            <text:p>Push a<text:s/><text:span text:style-name="T23">tag</text:span><text:s/>to remot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2">
            <text:p><text:span text:style-name="T6">git push<text:s/></text:span><text:span text:style-name="T8">origin</text:span><text:span text:style-name="T6"><text:s/>--tags</text:span></text:p>
          </table:table-cell>
          <table:table-cell table:number-columns-repeated="2" table:style-name="ce2"/>
          <table:table-cell office:value-type="string" table:style-name="ce15">
            <text:p>Push all<text:s/><text:span text:style-name="T22">tags</text:span><text:s/>to remot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fetch --tags</text:p>
          </table:table-cell>
          <table:table-cell table:number-columns-repeated="2" table:style-name="ce2"/>
          <table:table-cell office:value-type="string" table:style-name="ce15">
            <text:p><text:span text:style-name="T22">Fetches</text:span><text:s/>changes from remote that are tagged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touch<text:s/><text:span text:style-name="T4">folder/</text:span>.gitkeep</text:p>
          </table:table-cell>
          <table:table-cell table:number-columns-repeated="2" table:style-name="ce2"/>
          <table:table-cell office:value-type="string" table:style-name="ce15">
            <text:p>Adds<text:s/><text:span text:style-name="T22">.gitkeep</text:span><text:s/>file to track empty folder (Mac/Unix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copy con<text:s/><text:span text:style-name="T4">folder/</text:span>.gitkeep</text:p>
          </table:table-cell>
          <table:table-cell table:number-columns-repeated="2" table:style-name="ce2"/>
          <table:table-cell office:value-type="string" table:style-name="ce15">
            <text:p>Adds<text:s/><text:span text:style-name="T22">.gitkeep</text:span><text:s/>file to track empty folder (Windows Git Bash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New-Item<text:s/><text:span text:style-name="T4">folder/</text:span>.gitkeep</text:p>
          </table:table-cell>
          <table:table-cell table:number-columns-repeated="2" table:style-name="ce2"/>
          <table:table-cell office:value-type="string" table:style-name="ce15">
            <text:p>Adds<text:s/><text:span text:style-name="T22">.gitkeep</text:span><text:s/>file to track empty folder (Windows PowerShell)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add<text:s/><text:span text:style-name="T12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a]</text:p>
          </table:table-cell>
          <table:table-cell office:value-type="string" table:style-name="ce22">
            <text:p>Ad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 .</text:p>
          </table:table-cell>
          <table:table-cell table:number-columns-repeated="2" table:style-name="ce2"/>
          <table:table-cell office:value-type="string" table:style-name="ce15">
            <text:p><text:span text:style-name="T22">Add</text:span><text:s/>all changes to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 -A</text:p>
          </table:table-cell>
          <table:table-cell table:number-columns-repeated="2" table:style-name="ce2"/>
          <table:table-cell office:value-type="string" table:style-name="ce15">
            <text:p><text:span text:style-name="T22">Add</text:span><text:s/>all changes to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 --all</text:p>
          </table:table-cell>
          <table:table-cell table:number-columns-repeated="2" table:style-name="ce2"/>
          <table:table-cell office:value-type="string" table:style-name="ce15">
            <text:p><text:span text:style-name="T22">Add</text:span><text:s/>all changes to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<text:s/><text:span text:style-name="T4">filename</text:span><text:s/><text:span text:style-name="T7">filename</text:span></text:p>
          </table:table-cell>
          <table:table-cell table:number-columns-repeated="2" table:style-name="ce2"/>
          <table:table-cell office:value-type="string" table:style-name="ce15">
            <text:p><text:span text:style-name="T22">Add</text:span><text:s/>specific file changes to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 (-p<text:s/><text:span text:style-name="T10">OR</text:span><text:s/>--patch)</text:p>
          </table:table-cell>
          <table:table-cell table:number-columns-repeated="2" table:style-name="ce2"/>
          <table:table-cell office:value-type="string" table:style-name="ce15">
            <text:p>Add all<text:s/><text:span text:style-name="T22">patches</text:span><text:s/>of changes to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add (-p<text:s/><text:span text:style-name="T10">OR</text:span><text:s/>--patch)<text:s/><text:span text:style-name="T12">filename</text:span><text:span text:style-name="T2"><text:s/></text:span><text:span text:style-name="T7">filename</text:span></text:p>
          </table:table-cell>
          <table:table-cell table:number-columns-repeated="2" table:style-name="ce2"/>
          <table:table-cell office:value-type="string" table:style-name="ce15">
            <text:p>Add<text:s/><text:span text:style-name="T22">patches</text:span><text:s/>of changes for specific files to stage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commit<text:s/><text:span text:style-name="T7">filename filename</text:span><text:s/><text:span text:style-name="T12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c]</text:p>
          </table:table-cell>
          <table:table-cell office:value-type="string" table:style-name="ce22">
            <text:p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m "<text:span text:style-name="T4">message</text:span>"</text:p>
          </table:table-cell>
          <table:table-cell table:number-columns-repeated="2" table:style-name="ce2"/>
          <table:table-cell office:value-type="string" table:style-name="ce15">
            <text:p>Commit changes to repo with<text:s/><text:span text:style-name="T22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m<text:s/></text:p>
          </table:table-cell>
          <table:table-cell table:number-columns-repeated="2" table:style-name="ce2"/>
          <table:table-cell office:value-type="string" table:style-name="ce15">
            <text:p>Commit changes to repo and open editor for multi-line<text:s/><text:span text:style-name="T22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am "<text:span text:style-name="T4">message</text:span>"</text:p>
          </table:table-cell>
          <table:table-cell table:number-columns-repeated="2" table:style-name="ce2"/>
          <table:table-cell office:value-type="string" table:style-name="ce15">
            <text:p><text:span text:style-name="T22">Commit</text:span><text:s/>changes directly from work to repo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am<text:s/></text:p>
          </table:table-cell>
          <table:table-cell table:number-columns-repeated="2" table:style-name="ce2"/>
          <table:table-cell office:value-type="string" table:style-name="ce15">
            <text:p>Commit changes directly to repo and open editor for multi-line<text:s/><text:span text:style-name="T22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mend<text:s/><text:span text:style-name="T4">required option</text:span></text:p>
          </table:table-cell>
          <table:table-cell table:number-columns-repeated="2" table:style-name="ce2"/>
          <table:table-cell office:value-type="string" table:style-name="ce15">
            <text:p><text:span text:style-name="T22">Amend</text:span><text:s/>latest 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-p<text:s/><text:span text:style-name="T10">OR</text:span><text:s/>--patch)</text:p>
          </table:table-cell>
          <table:table-cell table:number-columns-repeated="2" table:style-name="ce2"/>
          <table:table-cell office:value-type="string" table:style-name="ce15">
            <text:p>Commit a<text:s/><text:span text:style-name="T22">patch</text:span><text:s/>of change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4"/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3">
            <text:p>Viewing and Comparing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ls-tree<text:s/><text:span text:style-name="T4">tree-ish<text:s/></text:span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a specific file or folder of<text:s/><text:span text:style-name="T26">tree-ish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log<text:s/><text:span text:style-name="T7">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l]</text:p>
          </table:table-cell>
          <table:table-cell office:value-type="string" table:style-name="ce16">
            <text:p><text:span text:style-name="T22">Display</text:span><text:s/>all commi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-p<text:s/><text:span text:style-name="T10">OR</text:span><text:s/>--patch)</text:p>
          </table:table-cell>
          <table:table-cell table:number-columns-repeated="2" table:style-name="ce2"/>
          <table:table-cell office:value-type="string" table:style-name="ce15">
            <text:p>Display the<text:s/><text:span text:style-name="T22">patch</text:span><text:s/>(change set) of each 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ll</text:p>
          </table:table-cell>
          <table:table-cell table:number-columns-repeated="2" table:style-name="ce2"/>
          <table:table-cell office:value-type="string" table:style-name="ce31">
            <text:p>Display statistics logs of<text:s/><text:span text:style-name="T22">all branche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stat</text:p>
          </table:table-cell>
          <table:table-cell table:number-columns-repeated="2" table:style-name="ce2"/>
          <table:table-cell office:value-type="string" table:style-name="ce15">
            <text:p>Display<text:s/><text:span text:style-name="T22">statistics</text:span><text:s/>of a log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graph</text:p>
          </table:table-cell>
          <table:table-cell table:number-columns-repeated="2" table:style-name="ce2"/>
          <table:table-cell office:value-type="string" table:style-name="ce15">
            <text:p>Displays logs with<text:s/><text:span text:style-name="T22">branche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format=<text:span text:style-name="T4">keyword</text:span></text:p>
          </table:table-cell>
          <table:table-cell table:number-columns-repeated="2" table:style-name="ce2"/>
          <table:table-cell office:value-type="string" table:style-name="ce15">
            <text:p>Controls the amount of<text:s/><text:span text:style-name="T22">information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7">
            <text:p>oneline short medium full fuller email raw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graph --all --oneline --decorate</text:p>
          </table:table-cell>
          <table:table-cell table:number-columns-repeated="2" table:style-name="ce2"/>
          <table:table-cell office:value-type="string" table:style-name="ce15">
            <text:p>Displays log<text:s/><text:span text:style-name="T22">map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<text:span text:style-name="T4">interger</text:span></text:p>
          </table:table-cell>
          <table:table-cell table:number-columns-repeated="2" table:style-name="ce2"/>
          <table:table-cell office:value-type="string" table:style-name="ce15">
            <text:p>Display the most recent<text:s/><text:span text:style-name="T24">number</text:span><text:s/>of commi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since=<text:span text:style-name="T4">0000-00-00</text:span></text:p>
          </table:table-cell>
          <table:table-cell table:number-columns-repeated="2" table:style-name="ce2"/>
          <table:table-cell office:value-type="string" table:style-name="ce15">
            <text:p>Display all commits<text:s/><text:span text:style-name="T22">since</text:span><text:s/>date<text:s/><text:span text:style-name="T24">0000-00-00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until=<text:span text:style-name="T4">0000-00-00</text:span></text:p>
          </table:table-cell>
          <table:table-cell table:number-columns-repeated="2" table:style-name="ce2"/>
          <table:table-cell office:value-type="string" table:style-name="ce15">
            <text:p>Display all commits<text:s/><text:span text:style-name="T22">until</text:span><text:s/>date<text:s/><text:span text:style-name="T25">0000-00-00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until="<text:span text:style-name="T12">integer</text:span><text:span text:style-name="T4"><text:s/>days ago</text:span>"</text:p>
          </table:table-cell>
          <table:table-cell table:number-columns-repeated="2" table:style-name="ce2"/>
          <table:table-cell office:value-type="string" table:style-name="ce15">
            <text:p>Display all commits<text:s/><text:span text:style-name="T22">until</text:span><text:s/><text:span text:style-name="T26">X</text:span><text:s/>days ago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fter=<text:span text:style-name="T4">interger</text:span>.weeks</text:p>
          </table:table-cell>
          <table:table-cell table:number-columns-repeated="2" table:style-name="ce2"/>
          <table:table-cell office:value-type="string" table:style-name="ce15">
            <text:p>Display all commits<text:s/><text:span text:style-name="T22">since</text:span><text:s/><text:span text:style-name="T26">X</text:span><text:span text:style-name="T16">.week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before=<text:span text:style-name="T4">interger</text:span>.days</text:p>
          </table:table-cell>
          <table:table-cell table:number-columns-repeated="2" table:style-name="ce2"/>
          <table:table-cell office:value-type="string" table:style-name="ce15">
            <text:p>Display all commits<text:s/><text:span text:style-name="T22">before</text:span><text:s/><text:span text:style-name="T24">X</text:span><text:span text:style-name="T16">.day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uthor="<text:span text:style-name="T4">string</text:span>"</text:p>
          </table:table-cell>
          <table:table-cell table:number-columns-repeated="2" table:style-name="ce2"/>
          <table:table-cell office:value-type="string" table:style-name="ce15">
            <text:p>Display all commits by<text:s/><text:span text:style-name="T24">author</text:span><text:s/>or part there of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grep="<text:span text:style-name="T4">string</text:span>"</text:p>
          </table:table-cell>
          <table:table-cell table:number-columns-repeated="2" table:style-name="ce2"/>
          <table:table-cell office:value-type="string" table:style-name="ce15">
            <text:p>Display all commits containing<text:s/><text:span text:style-name="T24">string</text:span><text:s/>or part there of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oneline</text:p>
          </table:table-cell>
          <table:table-cell table:number-columns-repeated="2" table:style-name="ce2"/>
          <table:table-cell office:value-type="string" table:style-name="ce15">
            <text:p>Display all commits in<text:s/><text:span text:style-name="T22">summary</text:span><text:s/>form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filepath/filename</text:p>
          </table:table-cell>
          <table:table-cell table:number-columns-repeated="2" table:style-name="ce2"/>
          <table:table-cell office:value-type="string" table:style-name="ce15">
            <text:p>Display all commits for a specific<text:s/><text:span text:style-name="T22">fil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<text:span text:style-name="T6">-L<text:s/></text:span>interger<text:span text:style-name="T6">,</text:span>interger<text:span text:style-name="T6">:</text:span>filename</text:p>
          </table:table-cell>
          <table:table-cell table:number-columns-repeated="2" table:style-name="ce2"/>
          <table:table-cell office:value-type="string" table:style-name="ce15">
            <text:p>Displays a file's changes from<text:s/><text:span text:style-name="T22">line</text:span><text:s/>(<text:span text:style-name="T26">interger</text:span>) to<text:s/><text:span text:style-name="T22">line</text:span><text:s/>(<text:span text:style-name="T26">interger</text:span><text:span text:style-name="T18">)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diff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]</text:p>
          </table:table-cell>
          <table:table-cell office:value-type="string" table:style-name="ce23">
            <text:p>Diff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diff --staged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]</text:p>
          </table:table-cell>
          <table:table-cell office:value-type="string" table:style-name="ce15">
            <text:p>Compare<text:s/><text:span text:style-name="T22">staged</text:span><text:s/>changes to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diff --color-words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w]</text:p>
          </table:table-cell>
          <table:table-cell office:value-type="string" table:style-name="ce15">
            <text:p>Compare<text:s/><text:span text:style-name="T22">word</text:span><text:s/>changes to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show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]</text:p>
          </table:table-cell>
          <table:table-cell office:value-type="string" table:style-name="ce23">
            <text:p>Show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show --staged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s]</text:p>
          </table:table-cell>
          <table:table-cell office:value-type="string" table:style-name="ce15">
            <text:p>Compare<text:s/><text:span text:style-name="T22">staged</text:span><text:s/>changes to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4">
            <text:p>git show --color-words<text:s/><text:span text:style-name="T4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sw]</text:p>
          </table:table-cell>
          <table:table-cell office:value-type="string" table:style-name="ce16">
            <text:p>Compare<text:s/><text:span text:style-name="T22">work</text:span><text:s/>changes with stag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SHA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changes to a<text:s/><text:span text:style-name="T22">commit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HEAD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changes to<text:s/><text:span text:style-name="T22">latest</text:span><text:s/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8">main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changes to the current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SHA SHA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<text:span text:style-name="T22">Compare</text:span><text:s/>one commit with another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<text:s/>HEAD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Compare a commit with the<text:s/><text:span text:style-name="T22">last</text:span><text:s/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<text:s/><text:span text:style-name="T8">main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Compare a commit with the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..<text:span text:style-name="T4">SHA</text:span><text:span text:style-name="T2"><text:s/></text:span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all commits<text:s/><text:span text:style-name="T22">between</text:span><text:s/>the specific commi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4">SHA</text:span><text:span text:style-name="T1">..HEAD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all commits between a specific commit and the<text:s/><text:span text:style-name="T22">last</text:span><text:s/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..<text:span text:style-name="T31">main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all commits between a specific commit and the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^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the<text:s/><text:span text:style-name="T22">ancestry</text:span><text:s/>^^ of a 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SHA</text:span>~<text:span text:style-name="T4">integer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the<text:s/><text:span text:style-name="T22">ancestry</text:span><text:s/>of a 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HEAD^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the ancestry ^^ of the<text:s/><text:span text:style-name="T22">last</text:span><text:s/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HEAD~<text:span text:style-name="T4">integer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the ancestry ~2 of the<text:s/><text:span text:style-name="T22">last</text:span><text:s/>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31">main</text:span>^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the ancestry ^^ of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31">main</text:span>~<text:span text:style-name="T4">integer</text:span>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the ancestry ~2 of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tag<text:s/></text:p>
          </table:table-cell>
          <table:table-cell table:number-columns-repeated="2" table:style-name="ce2"/>
          <table:table-cell office:value-type="string" table:style-name="ce15">
            <text:p>show information or changes to a commit with<text:s/><text:span text:style-name="T26">tag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tag tag<text:s/></text:p>
          </table:table-cell>
          <table:table-cell table:number-columns-repeated="2" table:style-name="ce2"/>
          <table:table-cell office:value-type="string" table:style-name="ce15">
            <text:p>Compare one commit with another with<text:s/><text:span text:style-name="T26">tag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tag</text:span>..<text:span text:style-name="T4">tag</text:span><text:span text:style-name="T2"><text:s/></text:span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how all commits between the specific commits with<text:s/><text:span text:style-name="T26">tags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bisect<text:s/><text:span text:style-name="T12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bi]</text:p>
          </table:table-cell>
          <table:table-cell office:value-type="string" table:style-name="ce22">
            <text:p>Bisec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i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start</text:p>
          </table:table-cell>
          <table:table-cell table:number-columns-repeated="2" table:style-name="ce2"/>
          <table:table-cell office:value-type="string" table:style-name="ce15">
            <text:p><text:span text:style-name="T22">Start</text:span><text:s/>bisect proces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i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(bad<text:s/><text:span text:style-name="T10">OR</text:span><text:s/>old)<text:s/><text:span text:style-name="T12">treeish</text:span></text:p>
          </table:table-cell>
          <table:table-cell table:number-columns-repeated="2" table:style-name="ce2"/>
          <table:table-cell office:value-type="string" table:style-name="ce15">
            <text:p>Specifiy treeish with known<text:s/><text:span text:style-name="T22">error</text:span><text:s/>(defaults to 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i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git bisect (good<text:s/><text:span text:style-name="T10">OR</text:span><text:s/>new)<text:s/><text:span text:style-name="T12">treeish</text:span></text:p>
          </table:table-cell>
          <table:table-cell table:number-columns-repeated="2" table:style-name="ce2"/>
          <table:table-cell office:value-type="string" table:style-name="ce15">
            <text:p>Specifiy treeish of known<text:s/><text:span text:style-name="T22">working</text:span><text:s/>version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i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git bisect reset</text:p>
          </table:table-cell>
          <table:table-cell table:number-columns-repeated="2" table:style-name="ce2"/>
          <table:table-cell office:value-type="string" table:style-name="ce15">
            <text:p>Exit and<text:s/><text:span text:style-name="T22">reset</text:span><text:s/>to pre-process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9">
            <text:p>git annotate<text:s/><text:span text:style-name="T12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a]</text:p>
          </table:table-cell>
          <table:table-cell office:value-type="string" table:style-name="ce23">
            <text:p>Annotate<text:s/><text:span text:style-name="T18">slightly different output to 'blame' or 'praise'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7">
            <text:p>git blame<text:s/><text:span text:style-name="T12">required option</text:span></text:p>
          </table:table-cell>
          <table:table-cell office:value-type="string" table:style-name="ce26">
            <text:p>=</text:p>
          </table:table-cell>
          <table:table-cell office:value-type="string" table:style-name="ce26">
            <text:p>[b]</text:p>
          </table:table-cell>
          <table:table-cell office:value-type="string" table:style-name="ce28">
            <text:p>Blame<text:s/><text:span text:style-name="T18">some workplaces prefer 'praise' below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9">
            <text:p>git praise<text:s/><text:span text:style-name="T12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r]</text:p>
          </table:table-cell>
          <table:table-cell office:value-type="string" table:style-name="ce23">
            <text:p>Praise<text:s/><text:span text:style-name="T18">requires configuration setup (see configuration above)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3">
            <text:p>filename</text:p>
          </table:table-cell>
          <table:table-cell table:number-columns-repeated="2" table:style-name="ce2"/>
          <table:table-cell office:value-type="string" table:style-name="ce15">
            <text:p>Display log of a<text:s/><text:span text:style-name="T22">file</text:span><text:s/>with annotation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3">
            <text:p><text:span text:style-name="T6">-W<text:s/></text:span>filename</text:p>
          </table:table-cell>
          <table:table-cell table:number-columns-repeated="2" table:style-name="ce2"/>
          <table:table-cell office:value-type="string" table:style-name="ce15">
            <text:p>Display log of a file with annotation and<text:s/><text:span text:style-name="T22">ignores whitespac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<text:span text:style-name="T6">-L<text:s/></text:span>interger<text:span text:style-name="T6">,</text:span>interger filename</text:p>
          </table:table-cell>
          <table:table-cell table:number-columns-repeated="2" table:style-name="ce2"/>
          <table:table-cell office:value-type="string" table:style-name="ce15">
            <text:p>Display file changes with annotation from line (<text:span text:style-name="T26">interger</text:span>) to line (<text:span text:style-name="T26">interger</text:span>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<text:span text:style-name="T6">-L<text:s/></text:span>interger<text:span text:style-name="T6">,+</text:span>interger filename</text:p>
          </table:table-cell>
          <table:table-cell table:number-columns-repeated="2" table:style-name="ce2"/>
          <table:table-cell office:value-type="string" table:style-name="ce15">
            <text:p>Display file changes with annotation fro<text:span text:style-name="T18">m line (</text:span><text:span text:style-name="T26">interger</text:span><text:span text:style-name="T18">)</text:span><text:s/>for lines +<text:span text:style-name="T18">(</text:span><text:span text:style-name="T26">interger</text:span><text:span text:style-name="T18">)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SHA filename</text:p>
          </table:table-cell>
          <table:table-cell table:number-columns-repeated="2" table:style-name="ce2"/>
          <table:table-cell office:value-type="string" table:style-name="ce15">
            <text:p>Display file changes with annotation from a commit<text:s/><text:span text:style-name="T24">SHA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6">
            <text:p>SHA<text:span text:style-name="T6"><text:s/>--</text:span><text:span text:style-name="T32">option</text:span><text:span text:style-name="T6"><text:s/></text:span>filename</text:p>
          </table:table-cell>
          <table:table-cell table:number-columns-repeated="2" table:style-name="ce2"/>
          <table:table-cell office:value-type="string" table:style-name="ce15">
            <text:p>Display file changes with annotation from a commit<text:s/><text:span text:style-name="T24">SHA</text:span><text:s/>using<text:s/><text:span text:style-name="T22">other options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4"/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53">
            <text:p>Patch, Stash and Tag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9">
            <text:p>git apply<text:s/><text:span text:style-name="T12">filepath/filename.diff</text:span></text:p>
          </table:table-cell>
          <table:table-cell table:number-columns-repeated="2" table:style-name="ce2"/>
          <table:table-cell office:value-type="string" table:style-name="ce29">
            <text:p>Import<text:s/><text:span text:style-name="T18">a diff patch to a project</text:span></text:p>
          </table:table-cell>
          <table:table-cell table:number-columns-repeated="16378"/>
        </table:table-row>
        <table:table-row table:style-name="ro2">
          <table:table-cell table:number-columns-repeated="6" table:style-name="ce2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4">
            <text:p>git diff<text:s/><text:span text:style-name="T4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d]</text:p>
          </table:table-cell>
          <table:table-cell office:value-type="string" table:style-name="ce22">
            <text:p>Diff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d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cached</text:p>
          </table:table-cell>
          <table:table-cell table:number-columns-repeated="2" table:style-name="ce2"/>
          <table:table-cell office:value-type="string" table:style-name="ce15">
            <text:p><text:span text:style-name="T22">Show</text:span><text:s/>all diff patc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d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12">SHA</text:span><text:s/><text:span text:style-name="T12">SHA</text:span><text:s/>&gt;<text:s/><text:span text:style-name="T12">new_filepath/filename.diff</text:span></text:p>
          </table:table-cell>
          <table:table-cell table:number-columns-repeated="2" table:style-name="ce2"/>
          <table:table-cell office:value-type="string" table:style-name="ce15">
            <text:p><text:span text:style-name="T22">Create</text:span><text:s/>a diff patch file</text:p>
          </table:table-cell>
          <table:table-cell table:number-columns-repeated="16378"/>
        </table:table-row>
        <table:table-row table:style-name="ro2">
          <table:table-cell table:number-columns-repeated="6" table:style-name="ce2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5">
            <text:p>git format-patch<text:s/><text:span text:style-name="T29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pa]</text:p>
          </table:table-cell>
          <table:table-cell office:value-type="string" table:style-name="ce22">
            <text:p>Create Format Pat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1<text:s/><text:span text:style-name="T12">SHA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c]</text:p>
          </table:table-cell>
          <table:table-cell office:value-type="string" table:style-name="ce15">
            <text:p>Create a formatted patch file from a<text:s/><text:span text:style-name="T22">single commit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12">SHA</text:span>..<text:span text:style-name="T12">SHA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c]</text:p>
          </table:table-cell>
          <table:table-cell office:value-type="string" table:style-name="ce15">
            <text:p>Create formatted patch files<text:s/><text:span text:style-name="T22">between</text:span><text:s/>commi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12">
            <text:p><text:span text:style-name="T4">SHA</text:span><text:span text:style-name="T1">..HEAD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c]</text:p>
          </table:table-cell>
          <table:table-cell office:value-type="string" table:style-name="ce15">
            <text:p>Create formatted patch files between a commit and the<text:s/><text:span text:style-name="T22">last</text:span><text:s/>commit (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12">
            <text:p><text:span text:style-name="T4">SHA</text:span><text:span text:style-name="T1">..</text:span><text:span text:style-name="T31">mai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c]</text:p>
          </table:table-cell>
          <table:table-cell office:value-type="string" table:style-name="ce15">
            <text:p>Create formatted patch files between a commit and the<text:s/><text:span text:style-name="T28">main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12">SHA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c]</text:p>
          </table:table-cell>
          <table:table-cell office:value-type="string" table:style-name="ce15">
            <text:p>Create formatted patch files between a commit and the<text:s/><text:span text:style-name="T22">last</text:span><text:s/>commit (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a]</text:p>
          </table:table-cell>
          <table:table-cell office:value-type="string" table:style-name="ce2">
            <text:p>+</text:p>
          </table:table-cell>
          <table:table-cell office:value-type="string" table:style-name="ce25">
            <text:p><text:span text:style-name="T8">mai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pc]</text:p>
          </table:table-cell>
          <table:table-cell office:value-type="string" table:style-name="ce16">
            <text:p>Create formatted patch files between the<text:s/><text:span text:style-name="T28">main</text:span><text:s/>branch and the<text:s/><text:span text:style-name="T22">last</text:span><text:s/>commit (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c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o<text:s/><text:span text:style-name="T12">folder_name</text:span></text:p>
          </table:table-cell>
          <table:table-cell table:number-columns-repeated="2" table:style-name="ce2"/>
          <table:table-cell office:value-type="string" table:style-name="ce15">
            <text:p>Create formatted patch files and save to named<text:s/><text:span text:style-name="T22">folder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c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stdout &gt;<text:s/><text:span text:style-name="T12">new_filepath/filename.patch</text:span></text:p>
          </table:table-cell>
          <table:table-cell table:number-columns-repeated="2" table:style-name="ce2"/>
          <table:table-cell office:value-type="string" table:style-name="ce15">
            <text:p>Save formatted patches to a<text:s/><text:span text:style-name="T22">single file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9"/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4">
            <text:p>git am<text:s/><text:span text:style-name="T12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am]</text:p>
          </table:table-cell>
          <table:table-cell office:value-type="string" table:style-name="ce22">
            <text:p>Import Formated Pat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m]</text:p>
          </table:table-cell>
          <table:table-cell office:value-type="string" table:style-name="ce2">
            <text:p>+</text:p>
          </table:table-cell>
          <table:table-cell office:value-type="string" table:style-name="ce12">
            <text:p><text:span text:style-name="T12">filepath/filename.patch</text:span></text:p>
          </table:table-cell>
          <table:table-cell table:number-columns-repeated="2" table:style-name="ce2"/>
          <table:table-cell office:value-type="string" table:style-name="ce15">
            <text:p><text:span text:style-name="T22">Import</text:span><text:s/>a formatted patch fil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m]</text:p>
          </table:table-cell>
          <table:table-cell office:value-type="string" table:style-name="ce2">
            <text:p>+</text:p>
          </table:table-cell>
          <table:table-cell office:value-type="string" table:style-name="ce12">
            <text:p><text:span text:style-name="T12">filepath/*.patch</text:span></text:p>
          </table:table-cell>
          <table:table-cell table:number-columns-repeated="2" table:style-name="ce2"/>
          <table:table-cell office:value-type="string" table:style-name="ce15">
            <text:p>Import a formatted patch<text:s/><text:span text:style-name="T22">files in folder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m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skip</text:p>
          </table:table-cell>
          <table:table-cell table:number-columns-repeated="2" table:style-name="ce2"/>
          <table:table-cell office:value-type="string" table:style-name="ce15">
            <text:p><text:span text:style-name="T22">Abort</text:span><text:s/>a formatted patch import after conflic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am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quit</text:p>
          </table:table-cell>
          <table:table-cell table:number-columns-repeated="2" table:style-name="ce2"/>
          <table:table-cell office:value-type="string" table:style-name="ce15">
            <text:p><text:span text:style-name="T22">Quit</text:span><text:s/>a formatted patch import after conflict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stash<text:s/><text:span text:style-name="T7">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s]</text:p>
          </table:table-cell>
          <table:table-cell office:value-type="string" table:style-name="ce22">
            <text:p>Stas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save "<text:span text:style-name="T4">message</text:span>"</text:p>
          </table:table-cell>
          <table:table-cell table:number-columns-repeated="2" table:style-name="ce2"/>
          <table:table-cell office:value-type="string" table:style-name="ce15">
            <text:p>Stash the current work changes with<text:s/><text:span text:style-name="T23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save -u "<text:span text:style-name="T4">message</text:span>"</text:p>
          </table:table-cell>
          <table:table-cell table:number-columns-repeated="2" table:style-name="ce2"/>
          <table:table-cell office:value-type="string" table:style-name="ce15">
            <text:p>Stash<text:s/><text:span text:style-name="T22">untracked</text:span><text:s/>file changes with<text:s/><text:span text:style-name="T27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list</text:p>
          </table:table-cell>
          <table:table-cell table:number-columns-repeated="2" table:style-name="ce2"/>
          <table:table-cell office:value-type="string" table:style-name="ce15">
            <text:p>View all<text:s/><text:span text:style-name="T22">stashe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show stash@{<text:span text:style-name="T4">index</text:span>}</text:p>
          </table:table-cell>
          <table:table-cell table:number-columns-repeated="2" table:style-name="ce2"/>
          <table:table-cell office:value-type="string" table:style-name="ce15">
            <text:p>View a specific<text:s/><text:span text:style-name="T22">stash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show (-p<text:s/><text:span text:style-name="T10">OR</text:span><text:s/>--patch) stash@{<text:span text:style-name="T4">index</text:span>}</text:p>
          </table:table-cell>
          <table:table-cell table:number-columns-repeated="2" table:style-name="ce2"/>
          <table:table-cell office:value-type="string" table:style-name="ce15">
            <text:p>View a<text:s/><text:span text:style-name="T22">patch</text:span><text:s/>of a specific stas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pop</text:p>
          </table:table-cell>
          <table:table-cell table:number-columns-repeated="2" table:style-name="ce2"/>
          <table:table-cell office:value-type="string" table:style-name="ce15">
            <text:p><text:span text:style-name="T18">Retrieve</text:span><text:s/><text:span text:style-name="T22">newest</text:span><text:s/>stash to the work file of current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pop stash@{<text:span text:style-name="T4">index</text:span>}</text:p>
          </table:table-cell>
          <table:table-cell table:number-columns-repeated="2" table:style-name="ce2"/>
          <table:table-cell office:value-type="string" table:style-name="ce15">
            <text:p>Retrieve a stash to the work file of<text:s/><text:span text:style-name="T22">current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pply</text:p>
          </table:table-cell>
          <table:table-cell table:number-columns-repeated="2" table:style-name="ce2"/>
          <table:table-cell office:value-type="string" table:style-name="ce15">
            <text:p><text:span text:style-name="T22">Apply</text:span><text:s/>all stashes to work file of current branch and remains stashe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pply stash@{<text:span text:style-name="T4">index</text:span>}</text:p>
          </table:table-cell>
          <table:table-cell table:number-columns-repeated="2" table:style-name="ce2"/>
          <table:table-cell office:value-type="string" table:style-name="ce15">
            <text:p>Apply a stash to work file of<text:s/><text:span text:style-name="T22">current</text:span><text:s/>branch and remains stashe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8">
            <text:p>clear</text:p>
          </table:table-cell>
          <table:table-cell table:number-columns-repeated="2" table:style-name="ce2"/>
          <table:table-cell office:value-type="string" table:style-name="ce15">
            <text:p><text:span text:style-name="T22">Clears</text:span><text:s/>all stas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3">drop</text:span><text:s/>stash@{<text:span text:style-name="T4">index</text:span>}</text:p>
          </table:table-cell>
          <table:table-cell table:number-columns-repeated="2" table:style-name="ce2"/>
          <table:table-cell office:value-type="string" table:style-name="ce15">
            <text:p><text:span text:style-name="T22">Delete</text:span><text:s/>a specific stash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9"/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5">
            <text:p>git tag<text:s/><text:span text:style-name="T12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t]</text:p>
          </table:table-cell>
          <table:table-cell table:style-name="ce16"/>
          <table:table-cell table:number-columns-repeated="16378"/>
        </table:table-row>
        <table:table-row table:style-name="ro2">
          <table:table-cell office:value-type="string" table:style-name="ce2">
            <text:p>[t]</text:p>
          </table:table-cell>
          <table:table-cell office:value-type="string" table:style-name="ce2">
            <text:p>+</text:p>
          </table:table-cell>
          <table:table-cell office:value-type="string" table:style-name="ce11">
            <text:p>tag_string SHA</text:p>
          </table:table-cell>
          <table:table-cell table:number-columns-repeated="2" table:style-name="ce2"/>
          <table:table-cell office:value-type="string" table:style-name="ce15">
            <text:p>Assign a '<text:span text:style-name="T22">lightweight</text:span>' tag (<text:span text:style-name="T24">tag_string</text:span>) to a commit<text:s/><text:span text:style-name="T26">SHA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a<text:s/><text:span text:style-name="T12">tag_string<text:s/></text:span><text:span text:style-name="T6">-m "</text:span><text:span text:style-name="T12">message</text:span><text:span text:style-name="T6">"</text:span><text:span text:style-name="T12"><text:s/>SHA</text:span></text:p>
          </table:table-cell>
          <table:table-cell table:number-columns-repeated="2" table:style-name="ce2"/>
          <table:table-cell office:value-type="string" table:style-name="ce15">
            <text:p>Assign an '<text:span text:style-name="T22">annotated</text:span>' tag (<text:span text:style-name="T24">tag_string</text:span>) to a commit<text:s/><text:span text:style-name="T26">SHA</text:span><text:span text:style-name="T18"><text:s/>with a<text:s/></text:span><text:span text:style-name="T26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am<text:s/><text:span text:style-name="T6">"</text:span><text:span text:style-name="T12">message</text:span><text:span text:style-name="T6">"<text:s/></text:span><text:span text:style-name="T12">tag_string SHA</text:span></text:p>
          </table:table-cell>
          <table:table-cell table:number-columns-repeated="2" table:style-name="ce2"/>
          <table:table-cell office:value-type="string" table:style-name="ce15">
            <text:p>Assign an '<text:span text:style-name="T22">annotated</text:span>' tag (<text:span text:style-name="T24">tag_string</text:span>) to a commit<text:s/><text:span text:style-name="T26">SHA</text:span><text:span text:style-name="T18"><text:s/>with a<text:s/></text:span><text:span text:style-name="T26">mess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<text:span text:style-name="T3">-d</text:span><text:s/><text:span text:style-name="T10">OR</text:span><text:s/><text:span text:style-name="T3">--delete</text:span>)<text:s/><text:span text:style-name="T12">tag_string</text:span></text:p>
          </table:table-cell>
          <table:table-cell table:number-columns-repeated="2" table:style-name="ce2"/>
          <table:table-cell office:value-type="string" table:style-name="ce15">
            <text:p><text:span text:style-name="T22">Delete</text:span><text:s/>a tag (<text:span text:style-name="T26">tag_string</text:span>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]</text:p>
          </table:table-cell>
          <table:table-cell office:value-type="string" table:style-name="ce2">
            <text:p>+</text:p>
          </table:table-cell>
          <table:table-cell office:value-type="string" table:style-name="ce24">
            <text:p>(-l<text:s/><text:span text:style-name="T10">OR</text:span><text:s/>--list)<text:s/><text:span text:style-name="T7">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tl]</text:p>
          </table:table-cell>
          <table:table-cell office:value-type="string" table:style-name="ce16">
            <text:p><text:span text:style-name="T22">List</text:span><text:s/>tag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l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"<text:span text:style-name="T12">string_search*</text:span>"</text:p>
          </table:table-cell>
          <table:table-cell table:number-columns-repeated="2" table:style-name="ce2"/>
          <table:table-cell office:value-type="string" table:style-name="ce15">
            <text:p><text:span text:style-name="T22">Search</text:span><text:s/>tags (wildcard<text:s/><text:span text:style-name="T17">*</text:span><text:s/>can be use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n</text:p>
          </table:table-cell>
          <table:table-cell table:number-columns-repeated="2" table:style-name="ce2"/>
          <table:table-cell office:value-type="string" table:style-name="ce15">
            <text:p>List 1st<text:s/><text:span text:style-name="T22">line</text:span><text:s/>of annotation with tag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t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n<text:span text:style-name="T12">interger</text:span></text:p>
          </table:table-cell>
          <table:table-cell table:number-columns-repeated="2" table:style-name="ce2"/>
          <table:table-cell office:value-type="string" table:style-name="ce15">
            <text:p>List notation with tags starting from a<text:s/><text:span text:style-name="T22">line</text:span><text:s/>(<text:span text:style-name="T26">integer</text:span>)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53">
            <text:p>Restore, Switch, Reset and Revert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evert<text:s/><text:span text:style-name="T4">SHA</text:span></text:p>
          </table:table-cell>
          <table:table-cell table:number-columns-repeated="2" table:style-name="ce2"/>
          <table:table-cell office:value-type="string" table:style-name="ce15">
            <text:p><text:span text:style-name="T22">Revert</text:span><text:s/>changes of a commit (<text:span text:style-name="T26">SHA</text:span>) and opens the editor. results in 2nd commi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clean -f</text:span></text:p>
          </table:table-cell>
          <table:table-cell table:number-columns-repeated="2" table:style-name="ce2"/>
          <table:table-cell office:value-type="string" table:style-name="ce15">
            <text:p>Remove<text:s/><text:span text:style-name="T21">untracked</text:span><text:span text:style-name="T14"><text:s/></text:span>files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lean -n</text:p>
          </table:table-cell>
          <table:table-cell table:number-columns-repeated="2" table:style-name="ce2"/>
          <table:table-cell office:value-type="string" table:style-name="ce15">
            <text:p>Preview removal of<text:s/><text:span text:style-name="T22">untracked</text:span><text:s/>files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clean<text:s/></text:span><text:span text:style-name="T6">(</text:span><text:span text:style-name="T3">-d -f<text:s/></text:span><text:span text:style-name="T10">OR</text:span><text:span text:style-name="T3"><text:s/>-df</text:span><text:span text:style-name="T6">)</text:span></text:p>
          </table:table-cell>
          <table:table-cell table:number-columns-repeated="2" table:style-name="ce2"/>
          <table:table-cell office:value-type="string" table:style-name="ce15">
            <text:p>Remove<text:s/><text:span text:style-name="T22">untracked</text:span><text:s/>directories and files from project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lean (-d -n<text:s/><text:span text:style-name="T10">OR</text:span><text:s/>-dn)</text:p>
          </table:table-cell>
          <table:table-cell table:number-columns-repeated="2" table:style-name="ce2"/>
          <table:table-cell office:value-type="string" table:style-name="ce15">
            <text:p>Preview removal of<text:s/><text:span text:style-name="T22">untracked</text:span><text:s/>directories and files from project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restore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t]</text:p>
          </table:table-cell>
          <table:table-cell office:value-type="string" table:style-name="ce15">
            <text:p>Restore file changes from<text:s/><text:span text:style-name="T22">work file</text:span><text:s/>to<text:s/><text:span text:style-name="T22">original state</text:span></text:p>
          </table:table-cell>
          <table:table-cell table:number-columns-repeated="16378"/>
        </table:table-row>
        <table:table-row table:style-name="ro2">
          <table:table-cell table:number-columns-repeated="2" table:style-name="ce26"/>
          <table:table-cell office:value-type="string" table:style-name="ce14">
            <text:p>git restore --staged<text:s/><text:span text:style-name="T4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rg]</text:p>
          </table:table-cell>
          <table:table-cell office:value-type="string" table:style-name="ce16">
            <text:p>Restore file changes from<text:s/><text:span text:style-name="T22">staging</text:span><text:s/>back to<text:s/><text:span text:style-name="T22">work fil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filepath/filename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Specific<text:s/><text:span text:style-name="T22">files</text:span><text:s/>chang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string<text:span text:style-name="T5">*</text:span></text:p>
          </table:table-cell>
          <table:table-cell table:number-columns-repeated="2" table:style-name="ce2"/>
          <table:table-cell office:value-type="string" table:style-name="ce15">
            <text:p>Specific files changes using<text:s/><text:span text:style-name="T22">wildcard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.<text:s/><text:span text:style-name="T10">OR</text:span><text:s/>-A<text:s/><text:span text:style-name="T10">OR</text:span><text:s/>--all</text:p>
          </table:table-cell>
          <table:table-cell table:number-columns-repeated="2" table:style-name="ce2"/>
          <table:table-cell office:value-type="string" table:style-name="ce15">
            <text:p><text:span text:style-name="T22">All</text:span><text:s/>files changes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restore --source<text:s/><text:span text:style-name="T4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rc]</text:p>
          </table:table-cell>
          <table:table-cell office:value-type="string" table:style-name="ce22">
            <text:p>Restore from 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c]</text:p>
          </table:table-cell>
          <table:table-cell office:value-type="string" table:style-name="ce2">
            <text:p>+</text:p>
          </table:table-cell>
          <table:table-cell office:value-type="string" table:style-name="ce30">
            <text:p>SHA filepath/filename</text:p>
          </table:table-cell>
          <table:table-cell table:number-columns-repeated="2" table:style-name="ce2"/>
          <table:table-cell office:value-type="string" table:style-name="ce15">
            <text:p>Restore file changes from<text:s/><text:span text:style-name="T22">another commit</text:span><text:s/>(<text:span text:style-name="T26">SHA</text:span>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c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31">main</text:span>-2<text:s/><text:span text:style-name="T29">filepath/filename</text:span></text:p>
          </table:table-cell>
          <table:table-cell table:number-columns-repeated="2" table:style-name="ce2"/>
          <table:table-cell office:value-type="string" table:style-name="ce15">
            <text:p>Restore file changes from a commit<text:s/><text:span text:style-name="T22">ancestry</text:span><text:s/>of<text:s/><text:span text:style-name="T28">main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switch<text:s/><text:span text:style-name="T4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sw]</text:p>
          </table:table-cell>
          <table:table-cell office:value-type="string" table:style-name="ce16">
            <text:p><text:span text:style-name="T21">Switch</text:span><text:s/>(replaces checkout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branch_name</text:p>
          </table:table-cell>
          <table:table-cell table:number-columns-repeated="2" table:style-name="ce2"/>
          <table:table-cell office:value-type="string" table:style-name="ce15">
            <text:p>Move HEAD to<text:s/><text:span text:style-name="T22">another branch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</text:span></text:p>
          </table:table-cell>
          <table:table-cell table:number-columns-repeated="2" table:style-name="ce2"/>
          <table:table-cell office:value-type="string" table:style-name="ce15">
            <text:p>Creates a<text:s/><text:span text:style-name="T22">new branch</text:span><text:s/>and moves the HEAD to 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</text:span><text:s/><text:span text:style-name="T8">origin</text:span>/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Creates a<text:s/><text:span text:style-name="T22">new tracking branch</text:span><text:s/>and moves the HEAD to 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 tag</text:span></text:p>
          </table:table-cell>
          <table:table-cell table:number-columns-repeated="2" table:style-name="ce2"/>
          <table:table-cell office:value-type="string" table:style-name="ce15">
            <text:p>Create and switch to a<text:s/><text:span text:style-name="T22">new branch</text:span><text:s/>from a<text:s/><text:span text:style-name="T22">tag referenc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detached<text:s/><text:span text:style-name="T4">tree-ish</text:span></text:p>
          </table:table-cell>
          <table:table-cell table:number-columns-repeated="2" table:style-name="ce2"/>
          <table:table-cell office:value-type="string" table:style-name="ce15">
            <text:p>Create an<text:s/><text:span text:style-name="T22">orphaned commit</text:span><text:s/>from a<text:s/><text:span text:style-name="T22">tree-ish</text:span><text:span text:style-name="T18"><text:s/>reference</text:span><text:s/>(detached 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discard-changes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Switch to another branch<text:s/><text:span text:style-name="T22">without saving working file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m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Switch and<text:s/><text:span text:style-name="T22">merge working tree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-p<text:s/></text:span><text:span text:style-name="T10">OR</text:span><text:span text:style-name="T6"><text:s/>--patch)</text:span></text:p>
          </table:table-cell>
          <table:table-cell table:number-columns-repeated="2" table:style-name="ce2"/>
          <table:table-cell office:value-type="string" table:style-name="ce15">
            <text:p>Move HEAD to a<text:s/><text:span text:style-name="T22">patch of changes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checkout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ch]</text:p>
          </table:table-cell>
          <table:table-cell office:value-type="string" table:style-name="ce16">
            <text:p><text:span text:style-name="T22">Checkout</text:span><text:s/>(replaced by switch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branch_name</text:p>
          </table:table-cell>
          <table:table-cell table:number-columns-repeated="2" table:style-name="ce2"/>
          <table:table-cell office:value-type="string" table:style-name="ce15">
            <text:p>Move HEAD to<text:s/><text:span text:style-name="T22">another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</text:span></text:p>
          </table:table-cell>
          <table:table-cell table:number-columns-repeated="2" table:style-name="ce2"/>
          <table:table-cell office:value-type="string" table:style-name="ce15">
            <text:p>Creates a<text:s/><text:span text:style-name="T22">new branch</text:span><text:s/>and moves the HEAD to 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</text:span><text:s/><text:span text:style-name="T8">origin</text:span>/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Creates a<text:s/><text:span text:style-name="T22">new tracking</text:span><text:s/>branch and moves the HEAD to 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<text:s/><text:span text:style-name="T32">filepath/filename</text:span></text:p>
          </table:table-cell>
          <table:table-cell table:number-columns-repeated="2" table:style-name="ce2"/>
          <table:table-cell office:value-type="string" table:style-name="ce15">
            <text:p><text:span text:style-name="T22">Checkout</text:span><text:s/>file changes from<text:s/><text:span text:style-name="T22">work file</text:span><text:s/>to<text:s/><text:span text:style-name="T22">original stat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SHA</text:span><text:s/>--<text:s/><text:span text:style-name="T32">filepath/filename</text:span></text:p>
          </table:table-cell>
          <table:table-cell table:number-columns-repeated="2" table:style-name="ce2"/>
          <table:table-cell office:value-type="string" table:style-name="ce15">
            <text:p>Restore changes from a<text:s/><text:span text:style-name="T22">commit directly to current work fil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 tag</text:span></text:p>
          </table:table-cell>
          <table:table-cell table:number-columns-repeated="2" table:style-name="ce2"/>
          <table:table-cell office:value-type="string" table:style-name="ce15">
            <text:p>Create and switch to a new branch from a<text:s/><text:span text:style-name="T22">tag referenc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tree-ish</text:span></text:p>
          </table:table-cell>
          <table:table-cell table:number-columns-repeated="2" table:style-name="ce2"/>
          <table:table-cell office:value-type="string" table:style-name="ce15">
            <text:p>Create an<text:s/><text:span text:style-name="T22">orphaned commit</text:span><text:s/>from a<text:s/><text:span text:style-name="T22">tree-ish</text:span><text:s/>reference (detached 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-p<text:s/></text:span><text:span text:style-name="T10">OR</text:span><text:span text:style-name="T6"><text:s/>--patch)</text:span></text:p>
          </table:table-cell>
          <table:table-cell table:number-columns-repeated="2" table:style-name="ce2"/>
          <table:table-cell office:value-type="string" table:style-name="ce15">
            <text:p>Move HEAD to a<text:s/><text:span text:style-name="T22">patch of change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<text:span text:style-name="T4">branch</text:span>/<text:span text:style-name="T4">SHA</text:span></text:p>
          </table:table-cell>
          <table:table-cell table:number-columns-repeated="2" table:style-name="ce2"/>
          <table:table-cell office:value-type="string" table:style-name="ce15">
            <text:p>Specific<text:s/><text:span text:style-name="T22">commit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HEAD~<text:span text:style-name="T4">interger</text:span></text:p>
          </table:table-cell>
          <table:table-cell table:number-columns-repeated="2" table:style-name="ce2"/>
          <table:table-cell office:value-type="string" table:style-name="ce15">
            <text:p>Commit<text:s/><text:span text:style-name="T22">ancestry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root</text:p>
          </table:table-cell>
          <table:table-cell table:number-columns-repeated="2" table:style-name="ce2"/>
          <table:table-cell office:value-type="string" table:style-name="ce15">
            <text:p><text:span text:style-name="T22">All</text:span><text:s/>commit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4"/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4">
            <text:p>git reset<text:s/><text:span text:style-name="T4">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rs]</text:p>
          </table:table-cell>
          <table:table-cell office:value-type="string" table:style-name="ce22">
            <text:p>Rese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HEAD<text:s/><text:span text:style-name="T7">filepath/filename</text:span></text:p>
          </table:table-cell>
          <table:table-cell table:number-columns-repeated="2" table:style-name="ce2"/>
          <table:table-cell office:value-type="string" table:style-name="ce15">
            <text:p>Reset<text:s/><text:span text:style-name="T22">file</text:span><text:s/>changes from<text:s/><text:span text:style-name="T22">staging</text:span><text:s/>back to<text:s/><text:span text:style-name="T22">working</text:span><text:s/>directory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soft<text:s/><text:span text:style-name="T4">tree-ish</text:span></text:p>
          </table:table-cell>
          <table:table-cell table:number-columns-repeated="2" table:style-name="ce2"/>
          <table:table-cell office:value-type="string" table:style-name="ce15">
            <text:p>Reset the<text:s/><text:span text:style-name="T22">HEAD</text:span><text:s/>to a<text:s/><text:span text:style-name="T22">tree-ish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mixed<text:s/><text:span text:style-name="T4">tree-ish</text:span></text:p>
          </table:table-cell>
          <table:table-cell table:number-columns-repeated="2" table:style-name="ce2"/>
          <table:table-cell office:value-type="string" table:style-name="ce15">
            <text:p>Reset the HEAD to a tree-ish and<text:s/><text:span text:style-name="T22">matches stag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hard<text:s/><text:span text:style-name="T4">tree-ish</text:span></text:p>
          </table:table-cell>
          <table:table-cell table:number-columns-repeated="2" table:style-name="ce2"/>
          <table:table-cell office:value-type="string" table:style-name="ce15">
            <text:p>Reset the HEAD to a tree-ish and matches<text:s/><text:span text:style-name="T22">stage and work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-p<text:s/><text:span text:style-name="T10">OR</text:span><text:s/>--patch)</text:p>
          </table:table-cell>
          <table:table-cell table:number-columns-repeated="2" table:style-name="ce2"/>
          <table:table-cell office:value-type="string" table:style-name="ce15">
            <text:p>Reset files changes for<text:s/><text:span text:style-name="T22">patch</text:span><text:s/>from staging back to working directory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-hard</text:span><text:s/><text:span text:style-name="T12">branch_name</text:span></text:p>
          </table:table-cell>
          <table:table-cell table:number-columns-repeated="2" table:style-name="ce2"/>
          <table:table-cell office:value-type="string" table:style-name="ce15">
            <text:p><text:span text:style-name="T22">Hard</text:span><text:s/>reset current state to a<text:s/><text:span text:style-name="T30">branch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-hard</text:span><text:s/>ORIG_HEAD</text:p>
          </table:table-cell>
          <table:table-cell table:number-columns-repeated="2" table:style-name="ce2"/>
          <table:table-cell office:value-type="string" table:style-name="ce15">
            <text:p><text:span text:style-name="T22">Undo</text:span><text:s/>a simple<text:s/><text:span text:style-name="T22">rebase</text:span><text:s/>where the ORIG_HEAD is unchanged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53">
            <text:p>Branches and Merge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eset HEAD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s]</text:p>
          </table:table-cell>
          <table:table-cell office:value-type="string" table:style-name="ce15">
            <text:p>Reset files changes from staging back to working directory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estore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t]</text:p>
          </table:table-cell>
          <table:table-cell office:value-type="string" table:style-name="ce15">
            <text:p>Restore files changes from working file to original stat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restore (-S<text:s/><text:span text:style-name="T10">OR</text:span><text:s/>--staged)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g]</text:p>
          </table:table-cell>
          <table:table-cell office:value-type="string" table:style-name="ce15">
            <text:p>Restore files changes from staging back to working directory</text:p>
          </table:table-cell>
          <table:table-cell table:number-columns-repeated="16378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branch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b]</text:p>
          </table:table-cell>
          <table:table-cell office:value-type="string" table:style-name="ce15">
            <text:p>Show local branc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r</text:p>
          </table:table-cell>
          <table:table-cell table:number-columns-repeated="2" table:style-name="ce2"/>
          <table:table-cell office:value-type="string" table:style-name="ce15">
            <text:p>Show remote branc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a</text:p>
          </table:table-cell>
          <table:table-cell table:number-columns-repeated="2" table:style-name="ce2"/>
          <table:table-cell office:value-type="string" table:style-name="ce15">
            <text:p>Show both local and remote branc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new_branch_name</text:p>
          </table:table-cell>
          <table:table-cell table:number-columns-repeated="2" table:style-name="ce2"/>
          <table:table-cell office:value-type="string" table:style-name="ce15">
            <text:p>Create a new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new_branch_name<text:s/><text:span text:style-name="T8">origin</text:span><text:span text:style-name="T6">/</text:span>branch_name</text:p>
          </table:table-cell>
          <table:table-cell table:number-columns-repeated="2" table:style-name="ce2"/>
          <table:table-cell office:value-type="string" table:style-name="ce15">
            <text:p>Create a new local branch from a remote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m<text:s/><text:span text:style-name="T4">old_branch_name new_branch_name</text:span></text:p>
          </table:table-cell>
          <table:table-cell table:number-columns-repeated="2" table:style-name="ce2"/>
          <table:table-cell office:value-type="string" table:style-name="ce15">
            <text:p>Rename a branch.<text:s/><text:span text:style-name="T19">old_branch_name</text:span><text:s/>is optional defaults to current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d</text:span>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Delete a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D</text:span>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force delete a branch with conflic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merged</text:p>
          </table:table-cell>
          <table:table-cell table:number-columns-repeated="2" table:style-name="ce2"/>
          <table:table-cell office:value-type="string" table:style-name="ce15">
            <text:p>Lists originating branc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no-merged</text:p>
          </table:table-cell>
          <table:table-cell table:number-columns-repeated="2" table:style-name="ce2"/>
          <table:table-cell office:value-type="string" table:style-name="ce15">
            <text:p>Lists unlinked branch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b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unset-upstream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Stop tracking a remote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switch<text:s/><text:span text:style-name="T4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sw]</text:p>
          </table:table-cell>
          <table:table-cell office:value-type="string" table:style-name="ce15">
            <text:p><text:span text:style-name="T21">Switch</text:span><text:s/>(replaces checkout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branch_name</text:p>
          </table:table-cell>
          <table:table-cell table:number-columns-repeated="2" table:style-name="ce2"/>
          <table:table-cell office:value-type="string" table:style-name="ce15">
            <text:p>Move HEAD to<text:s/><text:span text:style-name="T22">another branch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</text:span></text:p>
          </table:table-cell>
          <table:table-cell table:number-columns-repeated="2" table:style-name="ce2"/>
          <table:table-cell office:value-type="string" table:style-name="ce15">
            <text:p>Creates a<text:s/><text:span text:style-name="T22">new branch</text:span><text:s/>and moves the HEAD to 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</text:span><text:s/><text:span text:style-name="T8">origin</text:span>/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Creates a<text:s/><text:span text:style-name="T22">new tracking branch</text:span><text:s/>and moves the HEAD to 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c<text:s/><text:span text:style-name="T4">new_branch_name tag</text:span></text:p>
          </table:table-cell>
          <table:table-cell table:number-columns-repeated="2" table:style-name="ce2"/>
          <table:table-cell office:value-type="string" table:style-name="ce15">
            <text:p>Create and switch to a new branch from a<text:s/><text:span text:style-name="T17">tag</text:span><text:s/>referenc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detached<text:s/><text:span text:style-name="T4">tree-ish</text:span></text:p>
          </table:table-cell>
          <table:table-cell table:number-columns-repeated="2" table:style-name="ce2"/>
          <table:table-cell office:value-type="string" table:style-name="ce15">
            <text:p>Create an orphaned commit from a<text:s/><text:span text:style-name="T17">tree-ish</text:span><text:s/>reference (detached 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discard-changes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Switch to another branch without saving working fil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m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Switch and merge working tre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sw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-p<text:s/></text:span><text:span text:style-name="T10">OR</text:span><text:span text:style-name="T6"><text:s/>--patch)</text:span></text:p>
          </table:table-cell>
          <table:table-cell table:number-columns-repeated="2" table:style-name="ce2"/>
          <table:table-cell office:value-type="string" table:style-name="ce15">
            <text:p>Move HEAD to a patch of changes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checkout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ch]</text:p>
          </table:table-cell>
          <table:table-cell office:value-type="string" table:style-name="ce15">
            <text:p><text:span text:style-name="T22">Checkout</text:span><text:s/>(superseded by switch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branch_name</text:p>
          </table:table-cell>
          <table:table-cell table:number-columns-repeated="2" table:style-name="ce2"/>
          <table:table-cell office:value-type="string" table:style-name="ce15">
            <text:p>Move HEAD to another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</text:span></text:p>
          </table:table-cell>
          <table:table-cell table:number-columns-repeated="2" table:style-name="ce2"/>
          <table:table-cell office:value-type="string" table:style-name="ce15">
            <text:p>Creates a new branch and moves the HEAD to 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</text:span><text:s/><text:span text:style-name="T8">origin</text:span>/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Creates a new tracking branch and moves the HEAD to 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<text:s/><text:span text:style-name="T32">filepath/filename</text:span></text:p>
          </table:table-cell>
          <table:table-cell table:number-columns-repeated="2" table:style-name="ce2"/>
          <table:table-cell office:value-type="string" table:style-name="ce15">
            <text:p>Checkout file changes of current branch from working file to original sta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SHA</text:span><text:s/><text:span text:style-name="T36">--<text:s/></text:span><text:span text:style-name="T32">filepath/filename</text:span></text:p>
          </table:table-cell>
          <table:table-cell table:number-columns-repeated="2" table:style-name="ce2"/>
          <table:table-cell office:value-type="string" table:style-name="ce15">
            <text:p>Restore changes from a commit directly to work fil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b<text:s/><text:span text:style-name="T4">new_branch_name tag</text:span></text:p>
          </table:table-cell>
          <table:table-cell table:number-columns-repeated="2" table:style-name="ce2"/>
          <table:table-cell office:value-type="string" table:style-name="ce15">
            <text:p>Create and switch to a new branch from a<text:s/><text:span text:style-name="T17">tag</text:span><text:s/>referenc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4">tag</text:span></text:p>
          </table:table-cell>
          <table:table-cell table:number-columns-repeated="2" table:style-name="ce2"/>
          <table:table-cell office:value-type="string" table:style-name="ce15">
            <text:p>Create an orphaned commit from a<text:s/><text:span text:style-name="T17">tag</text:span><text:s/>reference (detached HEAD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ch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-p<text:s/></text:span><text:span text:style-name="T10">OR</text:span><text:span text:style-name="T6"><text:s/>--patch)</text:span></text:p>
          </table:table-cell>
          <table:table-cell table:number-columns-repeated="2" table:style-name="ce2"/>
          <table:table-cell office:value-type="string" table:style-name="ce15">
            <text:p>Move HEAD to a patch of change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diff<text:s/><text:span text:style-name="T4">branch_name branch_name</text:span></text:p>
          </table:table-cell>
          <table:table-cell table:number-columns-repeated="2" table:style-name="ce2"/>
          <table:table-cell office:value-type="string" table:style-name="ce15">
            <text:p>Compare differences between 2 branche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diff<text:s/><text:span text:style-name="T4">branch_name</text:span><text:span text:style-name="T6">..</text:span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Compare differences in a range of branches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merge</text:span>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Merge<text:s/><text:span text:style-name="T19">branch_name</text:span><text:s/>back in to current branch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revert<text:s/><text:span text:style-name="T4">SHA</text:span></text:p>
          </table:table-cell>
          <table:table-cell table:number-columns-repeated="2" table:style-name="ce2"/>
          <table:table-cell office:value-type="string" table:style-name="ce15">
            <text:p>Reverse the changes made in the commi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filename<text:s/><text:span text:style-name="T7">filename</text:span></text:p>
          </table:table-cell>
          <table:table-cell table:number-columns-repeated="2" table:style-name="ce2"/>
          <table:table-cell office:value-type="string" table:style-name="ce15">
            <text:p>Specific files chang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5">
            <text:p>filename string<text:span text:style-name="T5">*</text:span></text:p>
          </table:table-cell>
          <table:table-cell table:number-columns-repeated="2" table:style-name="ce2"/>
          <table:table-cell office:value-type="string" table:style-name="ce15">
            <text:p>Specific files changes using wildcar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0">
            <text:p>.<text:s/><text:span text:style-name="T11">OR</text:span><text:s/>-A<text:s/><text:span text:style-name="T11">OR</text:span><text:s/>--all</text:p>
          </table:table-cell>
          <table:table-cell table:number-columns-repeated="2" table:style-name="ce10"/>
          <table:table-cell office:value-type="string" table:style-name="ce17">
            <text:p>All files changes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53">
            <text:p>Repo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4">
            <text:p>git remote<text:s/><text:span text:style-name="T7">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r]</text:p>
          </table:table-cell>
          <table:table-cell office:value-type="string" table:style-name="ce16">
            <text:p>Show all remot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v</text:p>
          </table:table-cell>
          <table:table-cell table:number-columns-repeated="2" table:style-name="ce2"/>
          <table:table-cell office:value-type="string" table:style-name="ce15">
            <text:p>Show<text:s/><text:span text:style-name="T22">more information</text:span><text:s/>of all remot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add<text:s/><text:span text:style-name="T8">origin</text:span><text:s/><text:span text:style-name="T4">remote_url</text:span></text:p>
          </table:table-cell>
          <table:table-cell table:number-columns-repeated="2" table:style-name="ce2"/>
          <table:table-cell office:value-type="string" table:style-name="ce15">
            <text:p><text:span text:style-name="T22">Push</text:span><text:s/>a new remote branch named<text:s/><text:span text:style-name="T20">origin</text:span><text:s/>(convention) to an<text:s/><text:span text:style-name="T22">empty repo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remove<text:s/><text:span text:style-name="T12">remote_branch_name</text:span></text:p>
          </table:table-cell>
          <table:table-cell table:number-columns-repeated="2" table:style-name="ce2"/>
          <table:table-cell office:value-type="string" table:style-name="ce15">
            <text:p><text:span text:style-name="T22">Remove</text:span><text:s/>(delete) a remote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rename<text:s/><text:span text:style-name="T12">old_remote_branch_name new_remote_branch_name</text:span></text:p>
          </table:table-cell>
          <table:table-cell table:number-columns-repeated="2" table:style-name="ce2"/>
          <table:table-cell office:value-type="string" table:style-name="ce15">
            <text:p><text:span text:style-name="T22">Rename</text:span><text:s/>a remote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8">origin</text:span><text:span text:style-name="T12"><text:s/>remote_url</text:span></text:p>
          </table:table-cell>
          <table:table-cell table:number-columns-repeated="2" table:style-name="ce2"/>
          <table:table-cell office:value-type="string" table:style-name="ce15">
            <text:p>Update a<text:s/><text:span text:style-name="T22">repo URL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]</text:p>
          </table:table-cell>
          <table:table-cell office:value-type="string" table:style-name="ce2">
            <text:p>+</text:p>
          </table:table-cell>
          <table:table-cell office:value-type="string" table:style-name="ce14">
            <text:p>prune<text:s/><text:span text:style-name="T7">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pr]</text:p>
          </table:table-cell>
          <table:table-cell office:value-type="string" table:style-name="ce22">
            <text:p>Remove (delete) an orphaned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r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-n OR --dry-run)</text:p>
          </table:table-cell>
          <table:table-cell table:number-columns-repeated="2" table:style-name="ce2"/>
          <table:table-cell office:value-type="string" table:style-name="ce15">
            <text:p><text:span text:style-name="T22">Preview</text:span><text:s/>removal of an orphaned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r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-v OR --verbose)</text:p>
          </table:table-cell>
          <table:table-cell table:number-columns-repeated="2" table:style-name="ce2"/>
          <table:table-cell office:value-type="string" table:style-name="ce15">
            <text:p>Remove (delete) an orphaned branch with<text:s/><text:span text:style-name="T22">detailed readout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push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p]</text:p>
          </table:table-cell>
          <table:table-cell office:value-type="string" table:style-name="ce16">
            <text:p>Push changes to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8">origin</text:span>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Push changes to remote but not track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8">origin</text:span><text:s/><text:span text:style-name="T4">tag</text:span></text:p>
          </table:table-cell>
          <table:table-cell table:number-columns-repeated="2" table:style-name="ce2"/>
          <table:table-cell office:value-type="string" table:style-name="ce15">
            <text:p>Push a tag to the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8">origin</text:span><text:span text:style-name="T6"><text:s/>--tags</text:span></text:p>
          </table:table-cell>
          <table:table-cell table:number-columns-repeated="2" table:style-name="ce2"/>
          <table:table-cell office:value-type="string" table:style-name="ce15">
            <text:p>Push all tags to the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</text:span><text:span text:style-name="T3">-d</text:span><text:span text:style-name="T13"><text:s/></text:span><text:span text:style-name="T10">OR</text:span><text:span text:style-name="T13"><text:s/></text:span><text:span text:style-name="T3">--delete)<text:s/></text:span><text:span text:style-name="T8">origin</text:span><text:span text:style-name="T3"><text:s/></text:span><text:span text:style-name="T4">tag</text:span></text:p>
          </table:table-cell>
          <table:table-cell table:number-columns-repeated="2" table:style-name="ce2"/>
          <table:table-cell office:value-type="string" table:style-name="ce15">
            <text:p>Delete a remote tag (not local tag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8">origin<text:s/></text:span><text:span text:style-name="T3">:</text:span><text:span text:style-name="T4">tag</text:span></text:p>
          </table:table-cell>
          <table:table-cell table:number-columns-repeated="2" table:style-name="ce2"/>
          <table:table-cell office:value-type="string" table:style-name="ce15">
            <text:p>Delete a remote tag (not local tag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u<text:s/><text:span text:style-name="T8">origin</text:span><text:span text:style-name="T2"><text:s/></text:span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Push changes to remote and track remote from now on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u<text:s/><text:span text:style-name="T8">origin</text:span><text:span text:style-name="T6">/</text:span><text:span text:style-name="T4">branch_name branch_name</text:span></text:p>
          </table:table-cell>
          <table:table-cell table:number-columns-repeated="2" table:style-name="ce2"/>
          <table:table-cell office:value-type="string" table:style-name="ce15">
            <text:p>Push changes to remote and track remote from now on after initial pus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ll</text:p>
          </table:table-cell>
          <table:table-cell table:number-columns-repeated="2" table:style-name="ce2"/>
          <table:table-cell office:value-type="string" table:style-name="ce15">
            <text:p>Push all changes to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(<text:span text:style-name="T3">-f</text:span><text:s/><text:span text:style-name="T10">OR</text:span><text:s/><text:span text:style-name="T3">--force</text:span>)</text:p>
          </table:table-cell>
          <table:table-cell table:number-columns-repeated="2" table:style-name="ce2"/>
          <table:table-cell office:value-type="string" table:style-name="ce15">
            <text:p>Force push all changes to remot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6">(</text:span><text:span text:style-name="T3">-d</text:span><text:span text:style-name="T13"><text:s/></text:span><text:span text:style-name="T10">OR</text:span><text:span text:style-name="T13"><text:s/></text:span><text:span text:style-name="T3">--delete)<text:s/></text:span><text:span text:style-name="T8">origin</text:span><text:span text:style-name="T3"><text:s/></text:span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Delete a remote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8">origin<text:s/></text:span><text:span text:style-name="T3">:</text:span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Delete a remote branch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clone<text:s/><text:span text:style-name="T4">remote_url</text:span></text:p>
          </table:table-cell>
          <table:table-cell table:number-columns-repeated="2" table:style-name="ce2"/>
          <table:table-cell office:value-type="string" table:style-name="ce15">
            <text:p>Clone a remote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9">
            <text:p>git branch -r</text:p>
          </table:table-cell>
          <table:table-cell table:number-columns-repeated="2" table:style-name="ce2"/>
          <table:table-cell office:value-type="string" table:style-name="ce15">
            <text:p>Show remote branche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9">
            <text:p>git branch -a</text:p>
          </table:table-cell>
          <table:table-cell table:number-columns-repeated="2" table:style-name="ce2"/>
          <table:table-cell office:value-type="string" table:style-name="ce15">
            <text:p>Show both local and remote branche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4">
            <text:p>git branch --unset-upstream<text:s/>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Stop tracking a remote repo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5">
            <text:p><text:span text:style-name="T6">git branch<text:s/></text:span>new_branch_name<text:s/><text:span text:style-name="T8">origin</text:span><text:span text:style-name="T6">/</text:span>branch_name</text:p>
          </table:table-cell>
          <table:table-cell table:number-columns-repeated="2" table:style-name="ce2"/>
          <table:table-cell office:value-type="string" table:style-name="ce15">
            <text:p>Create a new local branch from a remote branch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checkout -b<text:s/><text:span text:style-name="T4">new_branch_name</text:span><text:s/><text:span text:style-name="T8">origin</text:span>/<text:span text:style-name="T4">branch_name</text:span></text:p>
          </table:table-cell>
          <table:table-cell table:number-columns-repeated="2" table:style-name="ce2"/>
          <table:table-cell office:value-type="string" table:style-name="ce15">
            <text:p>Creates a new tracking branch and moves the HEAD to it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 fetch</text:p>
          </table:table-cell>
          <table:table-cell table:number-columns-repeated="2" table:style-name="ce2"/>
          <table:table-cell office:value-type="string" table:style-name="ce15">
            <text:p>Fetches changes from remote to<text:s/><text:span text:style-name="T20">origin</text:span><text:span text:style-name="T18"><text:s/>but not tracking branches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fetch --tags</text:p>
          </table:table-cell>
          <table:table-cell table:number-columns-repeated="2" table:style-name="ce2"/>
          <table:table-cell office:value-type="string" table:style-name="ce15">
            <text:p>Fetches changes from remote that are tagged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fetch --all</text:p>
          </table:table-cell>
          <table:table-cell table:number-columns-repeated="2" table:style-name="ce2"/>
          <table:table-cell office:value-type="string" table:style-name="ce15">
            <text:p>Fetches changes from remote to<text:s/><text:span text:style-name="T20">origin</text:span><text:span text:style-name="T18"><text:s/>but not tracking branches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fetch (<text:span text:style-name="T3">-p</text:span><text:s/><text:span text:style-name="T10">OR</text:span><text:s/><text:span text:style-name="T3">--prune</text:span>)</text:p>
          </table:table-cell>
          <table:table-cell table:number-columns-repeated="2" table:style-name="ce2"/>
          <table:table-cell office:value-type="string" table:style-name="ce15">
            <text:p>Fetches changes from remote to<text:s/><text:span text:style-name="T20">origin</text:span><text:span text:style-name="T18"><text:s/>and prunes any orphaned branches</text:span>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pull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pu]</text:p>
          </table:table-cell>
          <table:table-cell office:value-type="string" table:style-name="ce15">
            <text:p>Fetch and merge combine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all</text:p>
          </table:table-cell>
          <table:table-cell table:number-columns-repeated="2" table:style-name="ce2"/>
          <table:table-cell office:value-type="string" table:style-name="ce15">
            <text:p>Fetch and merge combined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(<text:span text:style-name="T3">-r</text:span><text:s/><text:span text:style-name="T10">OR</text:span><text:s/><text:span text:style-name="T3">--rebase</text:span>)</text:p>
          </table:table-cell>
          <table:table-cell table:number-columns-repeated="2" table:style-name="ce2"/>
          <table:table-cell office:value-type="string" table:style-name="ce15">
            <text:p>fetch from a remote and rebase local change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-rebase</text:span>=preserve</text:p>
          </table:table-cell>
          <table:table-cell table:number-columns-repeated="2" table:style-name="ce2"/>
          <table:table-cell office:value-type="string" table:style-name="ce15">
            <text:p>fetch and rebase but preserve local commits on the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<text:span text:style-name="T3">--rebase</text:span>=interactive</text:p>
          </table:table-cell>
          <table:table-cell table:number-columns-repeated="2" table:style-name="ce2"/>
          <table:table-cell office:value-type="string" table:style-name="ce15">
            <text:p>fetch and rebase in interactive mode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53">
            <text:p>Interactive Staging and Sharing of File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add (-i<text:s/><text:span text:style-name="T10">OR</text:span><text:s/>--interactive)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i]</text:p>
          </table:table-cell>
          <table:table-cell office:value-type="string" table:style-name="ce15">
            <text:p>Enter interactive mod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1<text:s/><text:span text:style-name="T10">OR</text:span><text:s/>s</text:p>
          </table:table-cell>
          <table:table-cell table:number-columns-repeated="2" table:style-name="ce2"/>
          <table:table-cell office:value-type="string" table:style-name="ce15">
            <text:p>Status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2<text:s/><text:span text:style-name="T10">OR</text:span><text:s/>u</text:p>
          </table:table-cell>
          <table:table-cell table:number-columns-repeated="2" table:style-name="ce2"/>
          <table:table-cell office:value-type="string" table:style-name="ce15">
            <text:p>Update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3<text:s/><text:span text:style-name="T10">OR</text:span><text:s/>r</text:p>
          </table:table-cell>
          <table:table-cell table:number-columns-repeated="2" table:style-name="ce2"/>
          <table:table-cell office:value-type="string" table:style-name="ce15">
            <text:p>Revert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4<text:s/><text:span text:style-name="T10">OR</text:span><text:s/>a</text:p>
          </table:table-cell>
          <table:table-cell table:number-columns-repeated="2" table:style-name="ce2"/>
          <table:table-cell office:value-type="string" table:style-name="ce15">
            <text:p>Add untracked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5<text:s/><text:span text:style-name="T10">OR</text:span><text:s/>p</text:p>
          </table:table-cell>
          <table:table-cell table:number-columns-repeated="2" table:style-name="ce2"/>
          <table:table-cell office:value-type="string" table:style-name="ce15">
            <text:p>Patch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6<text:s/><text:span text:style-name="T10">OR</text:span><text:s/>d</text:p>
          </table:table-cell>
          <table:table-cell table:number-columns-repeated="2" table:style-name="ce2"/>
          <table:table-cell office:value-type="string" table:style-name="ce15">
            <text:p>Diff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7<text:s/><text:span text:style-name="T10">OR</text:span><text:s/>q</text:p>
          </table:table-cell>
          <table:table-cell table:number-columns-repeated="2" table:style-name="ce2"/>
          <table:table-cell office:value-type="string" table:style-name="ce15">
            <text:p>Quit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8<text:s/><text:span text:style-name="T10">OR</text:span><text:s/>h</text:p>
          </table:table-cell>
          <table:table-cell table:number-columns-repeated="2" table:style-name="ce2"/>
          <table:table-cell office:value-type="string" table:style-name="ce15">
            <text:p>Help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4">
            <text:p>a</text:p>
          </table:table-cell>
          <table:table-cell table:number-columns-repeated="2" table:style-name="ce2"/>
          <table:table-cell office:value-type="string" table:style-name="ce15">
            <text:p>List untracked files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?</text:p>
          </table:table-cell>
          <table:table-cell table:number-columns-repeated="2" table:style-name="ce2"/>
          <table:table-cell office:value-type="string" table:style-name="ce15">
            <text:p>Menu options within Patch mode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2">
            <text:p>git cherry-pick<text:s/><text:span text:style-name="T12">SHA</text:span></text:p>
          </table:table-cell>
          <table:table-cell table:number-columns-repeated="2" table:style-name="ce2"/>
          <table:table-cell office:value-type="string" table:style-name="ce15">
            <text:p>merge a commit into the current branch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git cherry-pick (-e<text:s/><text:span text:style-name="T10">OR</text:span><text:s/>--edit)<text:s/><text:span text:style-name="T12">SHA</text:span></text:p>
          </table:table-cell>
          <table:table-cell table:number-columns-repeated="2" table:style-name="ce2"/>
          <table:table-cell office:value-type="string" table:style-name="ce15">
            <text:p>merge a commit into the current branch and allow editing of message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git cherry-pick --continue</text:p>
          </table:table-cell>
          <table:table-cell table:number-columns-repeated="2" table:style-name="ce2"/>
          <table:table-cell office:value-type="string" table:style-name="ce15">
            <text:p>Finalise a cherry-pick after conflict</text:p>
          </table:table-cell>
          <table:table-cell table:number-columns-repeated="16378"/>
        </table:table-row>
        <table:table-row table:style-name="ro2">
          <table:table-cell table:number-columns-repeated="2"/>
          <table:table-cell office:value-type="string" table:style-name="ce2">
            <text:p>git cherry-pick --abort</text:p>
          </table:table-cell>
          <table:table-cell table:number-columns-repeated="2" table:style-name="ce2"/>
          <table:table-cell office:value-type="string" table:style-name="ce15">
            <text:p>Abort a cherry-pick with conflict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ce2">
            <text:p>git format-patch</text:p>
          </table:table-cell>
          <table:table-cell table:number-columns-repeated="2" table:style-name="ce2"/>
          <table:table-cell table:style-name="ce15"/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number-columns-spanned="6" table:number-rows-spanned="1" table:style-name="ce53">
            <text:p>Rebas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">
            <text:p>git merge-base<text:s/><text:span text:style-name="T12">base_branch branch_name</text:span></text:p>
          </table:table-cell>
          <table:table-cell table:number-columns-repeated="2" table:style-name="ce2"/>
          <table:table-cell office:value-type="string" table:style-name="ce15">
            <text:p>Gives the<text:s/><text:span text:style-name="T22">SHA</text:span><text:s/>of the point of divergence of the branches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number-columns-repeated="3" table:style-name="ce26"/>
          <table:table-cell table:style-name="ce28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4">
            <text:p>git log<text:s/><text:span text:style-name="T7">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l]</text:p>
          </table:table-cell>
          <table:table-cell office:value-type="string" table:style-name="ce22">
            <text:p>Display commits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l]</text:p>
          </table:table-cell>
          <table:table-cell office:value-type="string" table:style-name="ce2">
            <text:p>+</text:p>
          </table:table-cell>
          <table:table-cell office:value-type="string" table:style-name="ce4">
            <text:p>--graph --all --oneline --decorate</text:p>
          </table:table-cell>
          <table:table-cell table:number-columns-repeated="2" table:style-name="ce2"/>
          <table:table-cell office:value-type="string" table:style-name="ce15">
            <text:p>Displays log<text:s/><text:span text:style-name="T22">map</text:span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14">
            <text:p>git reset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rs]</text:p>
          </table:table-cell>
          <table:table-cell office:value-type="string" table:style-name="ce16">
            <text:p>Reset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rs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3">--hard</text:span><text:span text:style-name="T1"><text:s/>ORIG_HEAD</text:span></text:p>
          </table:table-cell>
          <table:table-cell table:number-columns-repeated="2" table:style-name="ce2"/>
          <table:table-cell office:value-type="string" table:style-name="ce15">
            <text:p>Undo a simple rebase where the<text:s/><text:span text:style-name="T30">ORIG_HEAD</text:span><text:s/>is unchanged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2"/>
          <table:table-cell office:value-type="string" table:style-name="ce2">
            <text:p>git<text:s/><text:span text:style-name="T3">rebase</text:span><text:s/><text:span text:style-name="T12">required option</text:span></text:p>
          </table:table-cell>
          <table:table-cell office:value-type="string" table:style-name="ce2">
            <text:p>=</text:p>
          </table:table-cell>
          <table:table-cell office:value-type="string" table:style-name="ce2">
            <text:p>[rb]</text:p>
          </table:table-cell>
          <table:table-cell office:value-type="string" table:style-name="ce23">
            <text:p>Rebase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14">
            <text:p>git<text:s/><text:span text:style-name="T3">rebase</text:span><text:span text:style-name="T6"><text:s/>(-i<text:s/></text:span><text:span text:style-name="T34">OR</text:span><text:span text:style-name="T6"><text:s/>--interactive)<text:s/></text:span><text:span text:style-name="T12">required option</text:span>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ri]</text:p>
          </table:table-cell>
          <table:table-cell office:value-type="string" table:style-name="ce22">
            <text:p>Interactive rebas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1">
            <text:p>base_branch</text:p>
          </table:table-cell>
          <table:table-cell table:number-columns-repeated="2" table:style-name="ce2"/>
          <table:table-cell office:value-type="string" table:style-name="ce15">
            <text:p>Rebase the current branch to a<text:s/><text:span text:style-name="T26">base_branch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3">
            <text:p><text:span text:style-name="T12">base_branch</text:span><text:s/><text:span text:style-name="T7">branch_name</text:span></text:p>
          </table:table-cell>
          <table:table-cell table:number-columns-repeated="2" table:style-name="ce2"/>
          <table:table-cell office:value-type="string" table:style-name="ce15">
            <text:p>Rebase to a<text:s/><text:span text:style-name="T26">base_branch</text:span><text:s/>a<text:s/><text:span text:style-name="T33">branch_name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3">
            <text:p><text:span text:style-name="T6">HEAD~</text:span>interger</text:p>
          </table:table-cell>
          <table:table-cell table:number-columns-repeated="2" table:style-name="ce2"/>
          <table:table-cell office:value-type="string" table:style-name="ce15">
            <text:p>Rebase to an inherited<text:s/><text:span text:style-name="T26">SHA</text:span><text:s/>(commonly used with<text:s/><text:span text:style-name="T14">-i</text:span><text:s/>to ammend comitts locally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3">
            <text:p><text:span text:style-name="T3">--onto</text:span><text:s/>new_base current_base branch_name</text:p>
          </table:table-cell>
          <table:table-cell table:number-columns-repeated="2" table:style-name="ce2"/>
          <table:table-cell office:value-type="string" table:style-name="ce15">
            <text:p>Rebase to a<text:s/><text:span text:style-name="T22">non-linear</text:span><text:s/>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13">
            <text:p><text:span text:style-name="T3">--onto</text:span><text:s/>SHA current_base branch_name</text:p>
          </table:table-cell>
          <table:table-cell table:number-columns-repeated="2" table:style-name="ce2"/>
          <table:table-cell office:value-type="string" table:style-name="ce15">
            <text:p>Rebase to a<text:s/><text:span text:style-name="T35">SHA</text:span><text:s/>commit (can also be used to reverse a rebase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amend</text:p>
          </table:table-cell>
          <table:table-cell table:number-columns-repeated="2" table:style-name="ce2"/>
          <table:table-cell office:value-type="string" table:style-name="ce15">
            <text:p><text:span text:style-name="T22">Amend</text:span><text:s/>the current commit in<text:s/><text:span text:style-name="T22">interactive</text:span><text:s/>mode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<text:span text:style-name="T3">--continue</text:span></text:p>
          </table:table-cell>
          <table:table-cell table:number-columns-repeated="2" table:style-name="ce2"/>
          <table:table-cell office:value-type="string" table:style-name="ce15">
            <text:p><text:span text:style-name="T22">Continue</text:span><text:s/>to next commit after conflict resolution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skip</text:p>
          </table:table-cell>
          <table:table-cell table:number-columns-repeated="2" table:style-name="ce2"/>
          <table:table-cell office:value-type="string" table:style-name="ce15">
            <text:p><text:span text:style-name="T22">Skip</text:span><text:s/>a commit (allows the existing commit to apply)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x]</text:p>
          </table:table-cell>
          <table:table-cell office:value-type="string" table:style-name="ce2">
            <text:p>+</text:p>
          </table:table-cell>
          <table:table-cell office:value-type="string" table:style-name="ce9">
            <text:p>--abort</text:p>
          </table:table-cell>
          <table:table-cell table:number-columns-repeated="2" table:style-name="ce2"/>
          <table:table-cell office:value-type="string" table:style-name="ce15">
            <text:p><text:span text:style-name="T22">Abort</text:span><text:s/>a rebase (rebase is not applied)</text:p>
          </table:table-cell>
          <table:table-cell table:number-columns-repeated="16378"/>
        </table:table-row>
        <table:table-row table:style-name="ro2">
          <table:table-cell table:number-columns-repeated="2" table:style-name="ce2"/>
          <table:table-cell table:style-name="ce9"/>
          <table:table-cell table:number-columns-repeated="2" table:style-name="ce2"/>
          <table:table-cell table:style-name="ce15"/>
          <table:table-cell table:number-columns-repeated="16378"/>
        </table:table-row>
        <table:table-row table:style-name="ro2">
          <table:table-cell table:number-columns-repeated="2" table:style-name="ce2"/>
          <table:table-cell office:value-type="string" table:style-name="ce25">
            <text:p>git pull</text:p>
          </table:table-cell>
          <table:table-cell office:value-type="string" table:style-name="ce14">
            <text:p>=</text:p>
          </table:table-cell>
          <table:table-cell office:value-type="string" table:style-name="ce14">
            <text:p>[pu]</text:p>
          </table:table-cell>
          <table:table-cell office:value-type="string" table:style-name="ce22">
            <text:p>Pull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pull (<text:span text:style-name="T3">-r</text:span><text:s/><text:span text:style-name="T10">OR</text:span><text:s/><text:span text:style-name="T3">--rebase</text:span>)</text:p>
          </table:table-cell>
          <table:table-cell table:number-columns-repeated="2" table:style-name="ce2"/>
          <table:table-cell office:value-type="string" table:style-name="ce15">
            <text:p>fetch from a remote and rebase<text:s/><text:span text:style-name="T22">local changes</text:span>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pull<text:s/><text:span text:style-name="T3">--rebase</text:span>=preserve</text:p>
          </table:table-cell>
          <table:table-cell table:number-columns-repeated="2" table:style-name="ce2"/>
          <table:table-cell office:value-type="string" table:style-name="ce15">
            <text:p>fetch and rebase but<text:s/><text:span text:style-name="T22">preserve</text:span><text:s/>local commits on the branch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[pu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git pull<text:s/><text:span text:style-name="T3">--rebase</text:span>=interactive</text:p>
          </table:table-cell>
          <table:table-cell table:number-columns-repeated="2" table:style-name="ce2"/>
          <table:table-cell office:value-type="string" table:style-name="ce15">
            <text:p>fetch and rebase in<text:s/><text:span text:style-name="T22">interactive</text:span><text:s/>mode</text:p>
          </table:table-cell>
          <table:table-cell table:number-columns-repeated="16378"/>
        </table:table-row>
        <table:table-row table:number-rows-repeated="1048149" table:style-name="ro2">
          <table:table-cell table:number-columns-repeated="16384"/>
        </table:table-row>
        <table:named-expressions>
          <table:named-range table:name="Print_Area" table:cell-range-address="Sheet1.$A$98:Sheet1.$F$379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Menlo Regular" svg:font-family="&quot;Menlo Regular&quot;"/>
    <style:font-face style:name="Menlo Italic" svg:font-family="&quot;Menlo Italic&quot;"/>
    <style:font-face style:name="Arial Narrow" svg:font-family="&quot;Arial Narrow&quot;"/>
    <style:font-face style:name="Menlo Bold" svg:font-family="&quot;Menlo Bold&quot;"/>
    <style:font-face style:name="Menlo Bold Italic" svg:font-family="&quot;Menlo Bold Italic&quot;"/>
    <style:font-face style:name="Menlo" svg:font-family="Menlo"/>
  </office:font-face-decls>
  <office:styles>
    <number:number-style style:name="N0">
      <number:number number:min-integer-digits="1"/>
    </number:number-style>
    <style:style style:name="Link" style:family="table-cell" style:data-style-name="N0">
      <style:table-cell-properties style:vertical-align="automatic" fo:wrap-option="wrap" fo:background-color="transparent"/>
      <style:text-properties fo:color="#0563C1" style:font-name="Menlo Italic" style:font-name-asian="Menlo Italic" style:font-name-complex="Menlo Italic" fo:font-size="9pt" style:font-size-asian="9pt" style:font-size-complex="9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ltr" style:first-page-number="continue" style:scale-to-X="2" style:scale-to-Y="30" style:table-centering="both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215</meta:generator>
    <dc:title/>
    <meta:initial-creator>Microsoft Office User</meta:initial-creator>
    <dc:creator>Microsoft Office User</dc:creator>
    <meta:creation-date>2021-11-28T07:20:37Z</meta:creation-date>
    <dc:date>2022-03-15T09:13:51Z</dc:date>
    <meta:print-date>2022-01-07T08:05:46Z</meta:print-date>
  </office:meta>
</office:document-meta>
</file>